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arlito" svg:font-family="Carlito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6.6931in" table:align="left" style:writing-mode="lr-tb"/>
    </style:style>
    <style:style style:name="Tabela1.A" style:family="table-column">
      <style:table-column-properties style:column-width="1.284in"/>
    </style:style>
    <style:style style:name="Tabela1.B" style:family="table-column">
      <style:table-column-properties style:column-width="2.3174in"/>
    </style:style>
    <style:style style:name="Tabela1.C" style:family="table-column">
      <style:table-column-properties style:column-width="1.4396in"/>
    </style:style>
    <style:style style:name="Tabela1.D" style:family="table-column">
      <style:table-column-properties style:column-width="1.6521in"/>
    </style:style>
    <style:style style:name="Tabela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text-properties officeooo:paragraph-rsid="00035602"/>
    </style:style>
    <style:style style:name="P4" style:family="paragraph" style:parent-style-name="Heading_20_2">
      <style:paragraph-properties fo:break-before="page"/>
      <style:text-properties officeooo:paragraph-rsid="00035602"/>
    </style:style>
    <style:style style:name="P5" style:family="paragraph" style:parent-style-name="Heading_20_4">
      <style:text-properties officeooo:paragraph-rsid="00035602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 style:list-style-name="L11">
      <style:paragraph-properties fo:margin-top="0in" fo:margin-bottom="0.1965in" style:contextual-spacing="false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in" fo:margin-bottom="0in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in" fo:margin-bottom="0in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in" fo:margin-bottom="0in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in" fo:margin-bottom="0in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in" fo:margin-bottom="0in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in" fo:margin-bottom="0in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in" fo:margin-bottom="0in" style:contextual-spacing="false"/>
    </style:style>
    <style:style style:name="P44" style:family="paragraph" style:parent-style-name="Text_20_body" style:list-style-name="L19"/>
    <style:style style:name="P45" style:family="paragraph" style:parent-style-name="Text_20_body" style:list-style-name="L19">
      <style:paragraph-properties fo:margin-top="0in" fo:margin-bottom="0in" style:contextual-spacing="false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in" fo:margin-bottom="0in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in" fo:margin-bottom="0in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in" fo:margin-bottom="0in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in" fo:margin-bottom="0in" style:contextual-spacing="false"/>
    </style:style>
    <style:style style:name="P54" style:family="paragraph" style:parent-style-name="Text_20_body" style:list-style-name="L24"/>
    <style:style style:name="P55" style:family="paragraph" style:parent-style-name="Text_20_body" style:list-style-name="L24">
      <style:paragraph-properties fo:margin-top="0in" fo:margin-bottom="0in" style:contextual-spacing="false"/>
    </style:style>
    <style:style style:name="P56" style:family="paragraph" style:parent-style-name="Text_20_body" style:list-style-name="L25"/>
    <style:style style:name="P57" style:family="paragraph" style:parent-style-name="Text_20_body" style:list-style-name="L25">
      <style:paragraph-properties fo:margin-top="0in" fo:margin-bottom="0in" style:contextual-spacing="false"/>
    </style:style>
    <style:style style:name="P58" style:family="paragraph" style:parent-style-name="Text_20_body" style:list-style-name="L26"/>
    <style:style style:name="P59" style:family="paragraph" style:parent-style-name="Text_20_body" style:list-style-name="L26">
      <style:paragraph-properties fo:margin-top="0in" fo:margin-bottom="0in" style:contextual-spacing="false"/>
    </style:style>
    <style:style style:name="P60" style:family="paragraph" style:parent-style-name="Text_20_body" style:list-style-name="L27"/>
    <style:style style:name="P61" style:family="paragraph" style:parent-style-name="Text_20_body" style:list-style-name="L27">
      <style:paragraph-properties fo:margin-top="0in" fo:margin-bottom="0in" style:contextual-spacing="false"/>
    </style:style>
    <style:style style:name="P62" style:family="paragraph" style:parent-style-name="Text_20_body" style:list-style-name="L28"/>
    <style:style style:name="P63" style:family="paragraph" style:parent-style-name="Text_20_body" style:list-style-name="L28">
      <style:paragraph-properties fo:margin-top="0in" fo:margin-bottom="0in" style:contextual-spacing="false"/>
    </style:style>
    <style:style style:name="P64" style:family="paragraph" style:parent-style-name="Text_20_body" style:list-style-name="L29"/>
    <style:style style:name="P65" style:family="paragraph" style:parent-style-name="Text_20_body" style:list-style-name="L29">
      <style:paragraph-properties fo:margin-top="0in" fo:margin-bottom="0in" style:contextual-spacing="false"/>
    </style:style>
    <style:style style:name="P66" style:family="paragraph" style:parent-style-name="Text_20_body" style:list-style-name="L30"/>
    <style:style style:name="P67" style:family="paragraph" style:parent-style-name="Text_20_body" style:list-style-name="L31"/>
    <style:style style:name="P68" style:family="paragraph" style:parent-style-name="Text_20_body" style:list-style-name="L31">
      <style:paragraph-properties fo:margin-top="0in" fo:margin-bottom="0in" style:contextual-spacing="false"/>
    </style:style>
    <style:style style:name="P69" style:family="paragraph" style:parent-style-name="Text_20_body" style:list-style-name="L32"/>
    <style:style style:name="P70" style:family="paragraph" style:parent-style-name="Text_20_body" style:list-style-name="L32">
      <style:paragraph-properties fo:margin-top="0in" fo:margin-bottom="0in" style:contextual-spacing="false"/>
    </style:style>
    <style:style style:name="P71" style:family="paragraph" style:parent-style-name="Text_20_body" style:list-style-name="L33">
      <style:paragraph-properties fo:margin-top="0in" fo:margin-bottom="0in" style:contextual-spacing="false"/>
    </style:style>
    <style:style style:name="P72" style:family="paragraph" style:parent-style-name="Text_20_body" style:list-style-name="L33">
      <style:text-properties officeooo:paragraph-rsid="00035602"/>
    </style:style>
    <style:style style:name="P73" style:family="paragraph" style:parent-style-name="Text_20_body" style:list-style-name="L34"/>
    <style:style style:name="P74" style:family="paragraph" style:parent-style-name="Text_20_body" style:list-style-name="L34">
      <style:paragraph-properties fo:margin-top="0in" fo:margin-bottom="0in" style:contextual-spacing="false"/>
    </style:style>
    <style:style style:name="P75" style:family="paragraph" style:parent-style-name="Text_20_body" style:list-style-name="L35"/>
    <style:style style:name="P76" style:family="paragraph" style:parent-style-name="Text_20_body" style:list-style-name="L35">
      <style:paragraph-properties fo:margin-top="0in" fo:margin-bottom="0in" style:contextual-spacing="false"/>
    </style:style>
    <style:style style:name="P77" style:family="paragraph" style:parent-style-name="Text_20_body" style:list-style-name="L36"/>
    <style:style style:name="P78" style:family="paragraph" style:parent-style-name="Text_20_body" style:list-style-name="L36">
      <style:paragraph-properties fo:margin-top="0in" fo:margin-bottom="0in" style:contextual-spacing="false"/>
    </style:style>
    <style:style style:name="P79" style:family="paragraph" style:parent-style-name="Text_20_body" style:list-style-name="L37"/>
    <style:style style:name="P80" style:family="paragraph" style:parent-style-name="Text_20_body" style:list-style-name="L37">
      <style:paragraph-properties fo:margin-top="0in" fo:margin-bottom="0in" style:contextual-spacing="false"/>
    </style:style>
    <style:style style:name="P81" style:family="paragraph" style:parent-style-name="Text_20_body" style:list-style-name="L38"/>
    <style:style style:name="P82" style:family="paragraph" style:parent-style-name="Text_20_body" style:list-style-name="L38">
      <style:paragraph-properties fo:margin-top="0in" fo:margin-bottom="0in" style:contextual-spacing="false"/>
    </style:style>
    <style:style style:name="P83" style:family="paragraph" style:parent-style-name="Text_20_body" style:list-style-name="L39"/>
    <style:style style:name="P84" style:family="paragraph" style:parent-style-name="Text_20_body" style:list-style-name="L39">
      <style:paragraph-properties fo:margin-top="0in" fo:margin-bottom="0in" style:contextual-spacing="false"/>
    </style:style>
    <style:style style:name="P85" style:family="paragraph" style:parent-style-name="Text_20_body" style:list-style-name="L40"/>
    <style:style style:name="P86" style:family="paragraph" style:parent-style-name="Text_20_body" style:list-style-name="L40">
      <style:paragraph-properties fo:margin-top="0in" fo:margin-bottom="0in" style:contextual-spacing="false"/>
    </style:style>
    <style:style style:name="P87" style:family="paragraph" style:parent-style-name="Text_20_body" style:list-style-name="L41"/>
    <style:style style:name="P88" style:family="paragraph" style:parent-style-name="Text_20_body" style:list-style-name="L41">
      <style:paragraph-properties fo:margin-top="0in" fo:margin-bottom="0in" style:contextual-spacing="false"/>
    </style:style>
    <style:style style:name="P89" style:family="paragraph" style:parent-style-name="Text_20_body" style:list-style-name="L42"/>
    <style:style style:name="P90" style:family="paragraph" style:parent-style-name="Text_20_body" style:list-style-name="L42">
      <style:paragraph-properties fo:margin-top="0in" fo:margin-bottom="0in" style:contextual-spacing="false"/>
    </style:style>
    <style:style style:name="P91" style:family="paragraph" style:parent-style-name="Text_20_body" style:list-style-name="L43"/>
    <style:style style:name="P92" style:family="paragraph" style:parent-style-name="Text_20_body" style:list-style-name="L43">
      <style:paragraph-properties fo:margin-top="0in" fo:margin-bottom="0in" style:contextual-spacing="false"/>
    </style:style>
    <style:style style:name="P93" style:family="paragraph" style:parent-style-name="Text_20_body" style:list-style-name="L44"/>
    <style:style style:name="P94" style:family="paragraph" style:parent-style-name="Text_20_body" style:list-style-name="L44">
      <style:paragraph-properties fo:margin-top="0in" fo:margin-bottom="0in" style:contextual-spacing="false"/>
    </style:style>
    <style:style style:name="P95" style:family="paragraph" style:parent-style-name="Text_20_body" style:list-style-name="L45"/>
    <style:style style:name="P96" style:family="paragraph" style:parent-style-name="Text_20_body" style:list-style-name="L45">
      <style:paragraph-properties fo:margin-top="0in" fo:margin-bottom="0in" style:contextual-spacing="false"/>
    </style:style>
    <style:style style:name="P97" style:family="paragraph" style:parent-style-name="Text_20_body" style:list-style-name="L46"/>
    <style:style style:name="P98" style:family="paragraph" style:parent-style-name="Text_20_body" style:list-style-name="L47"/>
    <style:style style:name="P99" style:family="paragraph" style:parent-style-name="Text_20_body">
      <style:paragraph-properties fo:text-align="start" style:justify-single-word="false" style:writing-mode="lr-tb"/>
    </style:style>
    <style:style style:name="P100" style:family="paragraph" style:parent-style-name="Text_20_body">
      <style:text-properties officeooo:paragraph-rsid="000356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gram Follower Tracker — Documentação Técnica Completa</text:h>
      <text:p text:style-name="P99"/>
      <text:p text:style-name="P99"/>
      <text:p text:style-name="P99"/>
      <text:h text:style-name="Heading_20_2" text:outline-level="2">1. Visão Geral do Projeto</text:h>
      <text:p text:style-name="Text_20_body"/>
      <text:h text:style-name="Heading_20_3" text:outline-level="3">1.1 Propósito</text:h>
      <text:p text:style-name="Text_20_body">Sistema de tracking de seguidores Instagram baseado em exportações manuais de dados da Meta. Processa ZIPs exportados pelo utilizador, compara snapshots consecutivos, mantém histórico completo, e gera dashboard HTML auto-contido com visualizações e métricas.</text:p>
      <text:p text:style-name="Text_20_body"/>
      <text:h text:style-name="Heading_20_3" text:outline-level="3">1.2 Abordagem Técnica</text:h>
      <text:list text:style-name="L1">
        <text:list-item>
          <text:p text:style-name="P10"><text:span text:style-name="Strong_20_Emphasis">Zero dependências externas</text:span> além de Python stdlib e Chart.js (via CDN) </text:p>
        </text:list-item>
        <text:list-item>
          <text:p text:style-name="P10"><text:span text:style-name="Strong_20_Emphasis">Seguro</text:span>: usa dados exportados oficialmente pela Meta, não viola ToS do Instagram </text:p>
        </text:list-item>
        <text:list-item>
          <text:p text:style-name="P10"><text:span text:style-name="Strong_20_Emphasis">Offline-first</text:span>: todo o processamento é local </text:p>
        </text:list-item>
        <text:list-item>
          <text:p text:style-name="P9"><text:span text:style-name="Strong_20_Emphasis">Single HTML output</text:span>: dashboard gerado é auto-contido (dados embedidos via JSON) </text:p>
        </text:list-item>
        <text:list-item>
          <text:p text:style-name="P9"/>
        </text:list-item>
      </text:list>
      <text:h text:style-name="Heading_20_3" text:outline-level="3">1.3 Fluxo de Utilização Semanal</text:h>
      <text:p text:style-name="Preformatted_20_Text"><text:span text:style-name="Source_20_Text">1. Utilizador pede export no Instagram (Settings → Download your information)</text:span></text:p>
      <text:p text:style-name="Preformatted_20_Text"><text:span text:style-name="Source_20_Text">2. Meta envia ZIP por email (formato JSON)</text:span></text:p>
      <text:p text:style-name="Preformatted_20_Text"><text:span text:style-name="Source_20_Text">3. Utilizador coloca ZIP em snapshots/input/</text:span></text:p>
      <text:p text:style-name="Preformatted_20_Text"><text:span text:style-name="Source_20_Text">4. Corre: python main.py</text:span></text:p>
      <text:p text:style-name="Preformatted_20_Text"><text:span text:style-name="Source_20_Text">5. Script processa, gera dashboard.html, abre browser automaticamente</text:span></text:p>
      <text:p text:style-name="P6"><text:span text:style-name="Source_20_Text">6. ZIP movido para snapshots/processed/</text:span></text:p>
      <text:p text:style-name="Horizontal_20_Line"/>
      <text:h text:style-name="Heading_20_2" text:outline-level="2"/>
      <text:h text:style-name="P2" text:outline-level="2">2. Arquitetura e Estrutura de Ficheiros</text:h>
      <text:h text:style-name="Heading_20_3" text:outline-level="3"/>
      <text:h text:style-name="Heading_20_3" text:outline-level="3"/>
      <text:h text:style-name="Heading_20_3" text:outline-level="3">2.1 Estrutura de Diretórios</text:h>
      <text:p text:style-name="Preformatted_20_Text"><text:span text:style-name="Source_20_Text">instagram-tracker/</text:span></text:p>
      <text:p text:style-name="Preformatted_20_Text"><text:span text:style-name="Source_20_Text">├── main.py <text:s text:c="21"/># Entry point root</text:span></text:p>
      <text:p text:style-name="Preformatted_20_Text"><text:span text:style-name="Source_20_Text">├── dashboard.html <text:s text:c="14"/># Output gerado (auto-contido com dados)</text:span></text:p>
      <text:p text:style-name="Preformatted_20_Text"><text:span text:style-name="Source_20_Text">│</text:span></text:p>
      <text:p text:style-name="Preformatted_20_Text"><text:span text:style-name="Source_20_Text">├── src/ <text:s text:c="24"/># Core Python package</text:span></text:p>
      <text:p text:style-name="Preformatted_20_Text"><text:span text:style-name="Source_20_Text">│ <text:s text:c="2"/>├── __init__.py <text:s text:c="12"/># Package marker</text:span></text:p>
      <text:p text:style-name="Preformatted_20_Text"><text:span text:style-name="Source_20_Text">│ <text:s text:c="2"/>├── config.py <text:s text:c="14"/># Constantes e paths</text:span></text:p>
      <text:p text:style-name="Preformatted_20_Text"><text:span text:style-name="Source_20_Text">│ <text:s text:c="2"/>├── parser.py <text:s text:c="14"/># ZIP/JSON parsing</text:span></text:p>
      <text:p text:style-name="Preformatted_20_Text"><text:span text:style-name="Source_20_Text">│ <text:s text:c="2"/>├── processor.py <text:s text:c="11"/># Snapshot comparison logic</text:span></text:p>
      <text:p text:style-name="Preformatted_20_Text"><text:span text:style-name="Source_20_Text">│ <text:s text:c="2"/>├── storage.py <text:s text:c="13"/># Load/save operations</text:span></text:p>
      <text:p text:style-name="Preformatted_20_Text"><text:span text:style-name="Source_20_Text">│ <text:s text:c="2"/>├── generator.py <text:s text:c="11"/># HTML generation</text:span></text:p>
      <text:p text:style-name="Preformatted_20_Text"><text:span text:style-name="Source_20_Text">│ <text:s text:c="2"/>└── tracker.py <text:s text:c="13"/># Main orchestrator</text:span></text:p>
      <text:p text:style-name="Preformatted_20_Text"><text:span text:style-name="Source_20_Text">│</text:span></text:p>
      <text:p text:style-name="Preformatted_20_Text"><text:span text:style-name="Source_20_Text">├── assets/ <text:s text:c="21"/># Frontend template e assets</text:span></text:p>
      <text:p text:style-name="Preformatted_20_Text"><text:span text:style-name="Source_20_Text">│ <text:s text:c="2"/>├── dashboard.html <text:s text:c="9"/># Template HTML (com __DATA_PLACEHOLDER__)</text:span></text:p>
      <text:p text:style-name="Preformatted_20_Text"><text:span text:style-name="Source_20_Text">│ <text:s text:c="2"/>├── dashboard.js <text:s text:c="11"/># Frontend logic</text:span></text:p>
      <text:p text:style-name="Preformatted_20_Text"><text:span text:style-name="Source_20_Text">│ <text:s text:c="2"/>└── style.css <text:s text:c="14"/># Estilos</text:span></text:p>
      <text:p text:style-name="Preformatted_20_Text"><text:span text:style-name="Source_20_Text">│</text:span></text:p>
      <text:p text:style-name="Preformatted_20_Text"><text:span text:style-name="Source_20_Text">├── snapshots/ <text:s text:c="18"/># Data persistence</text:span></text:p>
      <text:p text:style-name="Preformatted_20_Text"><text:span text:style-name="Source_20_Text">│ <text:s text:c="2"/>├── input/ <text:s text:c="17"/># ZIPs novos (processados → moved to processed/)</text:span></text:p>
      <text:p text:style-name="Preformatted_20_Text"><text:span text:style-name="Source_20_Text">│ <text:s text:c="2"/>├── processed/ <text:s text:c="13"/># ZIPs já processados (arquivo)</text:span></text:p>
      <text:p text:style-name="Preformatted_20_Text"><text:span text:style-name="Source_20_Text">│ <text:s text:c="2"/>├── history.json <text:s text:c="11"/># Histórico de snapshots (para dashboard)</text:span></text:p>
      <text:p text:style-name="Preformatted_20_Text"><text:span text:style-name="Source_20_Text">│ <text:s text:c="2"/>└── master_followers.json <text:s text:c="2"/># Estado de todos os followers (dict)</text:span></text:p>
      <text:p text:style-name="Preformatted_20_Text"><text:span text:style-name="Source_20_Text">│</text:span></text:p>
      <text:p text:style-name="P6"><text:span text:style-name="Source_20_Text">└── README.md <text:s text:c="19"/># Documentação utilizador</text:span></text:p>
      <text:h text:style-name="Heading_20_3" text:outline-level="3"/>
      <text:h text:style-name="Heading_20_3" text:outline-level="3"/>
      <text:h text:style-name="Heading_20_3" text:outline-level="3">2.2 Responsabilidades dos Módul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Módulo</text:p>
            </table:table-cell>
            <table:table-cell table:style-name="Tabela1.A1" office:value-type="string">
              <text:p text:style-name="Table_20_Heading">Responsabilidade</text:p>
            </table:table-cell>
            <table:table-cell table:style-name="Tabela1.A1" office:value-type="string">
              <text:p text:style-name="Table_20_Heading">Input</text:p>
            </table:table-cell>
            <table:table-cell table:style-name="Tabela1.A1" office:value-type="string">
              <text:p text:style-name="Table_20_Heading">Output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main.py</text:span></text:p>
          </table:table-cell>
          <table:table-cell table:style-name="Tabela1.A1" office:value-type="string">
            <text:p text:style-name="Table_20_Contents">Entry point, importa tracker.main()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—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onfig.py</text:span></text:p>
          </table:table-cell>
          <table:table-cell table:style-name="Tabela1.A1" office:value-type="string">
            <text:p text:style-name="Table_20_Contents">Define paths, constantes, encoding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Constante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arser.py</text:span></text:p>
          </table:table-cell>
          <table:table-cell table:style-name="Tabela1.A1" office:value-type="string">
            <text:p text:style-name="Table_20_Contents">Extrai usernames de ZIPs</text:p>
          </table:table-cell>
          <table:table-cell table:style-name="Tabela1.A1" office:value-type="string">
            <text:p text:style-name="Table_20_Contents">Path do ZIP</text:p>
          </table:table-cell>
          <table:table-cell table:style-name="Tabela1.A1" office:value-type="string">
            <text:p text:style-name="Table_20_Contents">Set de username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rocessor.py</text:span></text:p>
          </table:table-cell>
          <table:table-cell table:style-name="Tabela1.A1" office:value-type="string">
            <text:p text:style-name="Table_20_Contents">Compara snapshots, calcula gained/lost</text:p>
          </table:table-cell>
          <table:table-cell table:style-name="Tabela1.A1" office:value-type="string">
            <text:p text:style-name="Table_20_Contents">ZIPs novos</text:p>
          </table:table-cell>
          <table:table-cell table:style-name="Tabela1.A1" office:value-type="string">
            <text:p text:style-name="Table_20_Contents">History atualizad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orage.py</text:span></text:p>
          </table:table-cell>
          <table:table-cell table:style-name="Tabela1.A1" office:value-type="string">
            <text:p text:style-name="Table_20_Contents">I/O de JSONs (history, followers)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Dados carregados/salvo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generator.py</text:span></text:p>
          </table:table-cell>
          <table:table-cell table:style-name="Tabela1.A1" office:value-type="string">
            <text:p text:style-name="Table_20_Contents">Injeta dados no template HTML</text:p>
          </table:table-cell>
          <table:table-cell table:style-name="Tabela1.A1" office:value-type="string">
            <text:p text:style-name="Table_20_Contents">History + followers dict</text:p>
          </table:table-cell>
          <table:table-cell table:style-name="Tabela1.A1" office:value-type="string">
            <text:p text:style-name="Table_20_Contents">HTML string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racker.py</text:span></text:p>
          </table:table-cell>
          <table:table-cell table:style-name="Tabela1.A1" office:value-type="string">
            <text:p text:style-name="Table_20_Contents">Orquestra pipeline completo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dashboard.html + browser</text:p>
          </table:table-cell>
        </table:table-row>
      </table:table>
      <text:p text:style-name="Horizontal_20_Line"/>
      <text:h text:style-name="Heading_20_2" text:outline-level="2"/>
      <text:h text:style-name="P2" text:outline-level="2">3. Modelos de Dados (JSON Schemas)</text:h>
      <text:p text:style-name="Text_20_body"/>
      <text:h text:style-name="Heading_20_3" text:outline-level="3">3.1 <text:span text:style-name="Source_20_Text">snapshots/history.json</text:span></text:h>
      <text:p text:style-name="Text_20_body">Array de snapshots processados. Cada entry representa um export ZIP.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date": "2025-04-10", <text:s text:c="10"/>// YYYY-MM-DD (extraído do filename ou mtime)</text:span></text:p>
      <text:p text:style-name="Preformatted_20_Text"><text:span text:style-name="Source_20_Text"><text:s text:c="4"/>"total": 2847, <text:s text:c="18"/>// Total followers neste snapshot</text:span></text:p>
      <text:p text:style-name="Preformatted_20_Text"><text:span text:style-name="Source_20_Text"><text:s text:c="4"/>"gained": ["user1", "user2"], <text:s text:c="3"/>// Usernames novos vs snapshot anterior</text:span></text:p>
      <text:p text:style-name="Preformatted_20_Text"><text:span text:style-name="Source_20_Text"><text:s text:c="4"/>"lost": ["user3"], <text:s text:c="14"/>// Usernames que desapareceram vs anterior</text:span></text:p>
      <text:p text:style-name="Preformatted_20_Text"><text:span text:style-name="Source_20_Text"><text:s text:c="4"/>"followers": ["user1", "user2", "user4", ...] // Lista completa (sorted)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date": "2025-04-17",</text:span></text:p>
      <text:p text:style-name="Preformatted_20_Text"><text:span text:style-name="Source_20_Text"><text:s text:c="4"/>"total": 2850,</text:span></text:p>
      <text:p text:style-name="Preformatted_20_Text"><text:span text:style-name="Source_20_Text"><text:s text:c="4"/>"gained": ["user5", "user6", "user7"],</text:span></text:p>
      <text:p text:style-name="Preformatted_20_Text"><text:span text:style-name="Source_20_Text"><text:s text:c="4"/>"lost": [],</text:span></text:p>
      <text:p text:style-name="Preformatted_20_Text"><text:span text:style-name="Source_20_Text"><text:s text:c="4"/>"followers": ["user1", "user2", "user4", "user5", ...]</text:span></text:p>
      <text:p text:style-name="Preformatted_20_Text"><text:span text:style-name="Source_20_Text"><text:s text:c="2"/>}</text:span></text:p>
      <text:p text:style-name="P6"><text:span text:style-name="Source_20_Text">]</text:span></text:p>
      <text:p text:style-name="Text_20_body"><text:span text:style-name="Strong_20_Emphasis">Nota crítica:</text:span> O primeiro snapshot tem <text:span text:style-name="Source_20_Text">gained</text:span> e <text:span text:style-name="Source_20_Text">lost</text:span> vazios (baseline). Diferenças só aparecem a partir do segundo.</text:p>
      <text:p text:style-name="Text_20_body"/>
      <text:h text:style-name="Heading_20_3" text:outline-level="3">3.2 <text:span text:style-name="Source_20_Text">snapshots/master_followers.json</text:span></text:h>
      <text:p text:style-name="Text_20_body">Dicionário com estado de cada follower. Chave = username.</text:p>
      <text:p text:style-name="Preformatted_20_Text"><text:span text:style-name="Source_20_Text">{</text:span></text:p>
      <text:p text:style-name="Preformatted_20_Text"><text:span text:style-name="Source_20_Text"><text:s text:c="2"/>"fgphoto_": {</text:span></text:p>
      <text:p text:style-name="Preformatted_20_Text"><text:span text:style-name="Source_20_Text"><text:s text:c="4"/>"first_seen": "2025-03-15", <text:s text:c="2"/>// Data do primeiro snapshot onde apareceu</text:span></text:p>
      <text:p text:style-name="Preformatted_20_Text"><text:span text:style-name="Source_20_Text"><text:s text:c="4"/>"last_seen": "2025-04-17", <text:s text:c="3"/>// Data do último snapshot onde apareceu</text:span></text:p>
      <text:p text:style-name="Preformatted_20_Text"><text:span text:style-name="Source_20_Text"><text:s text:c="4"/>"status": "active" <text:s text:c="12"/>// "active" | "lost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nother_user": {</text:span></text:p>
      <text:p text:style-name="Preformatted_20_Text"><text:span text:style-name="Source_20_Text"><text:s text:c="4"/>"first_seen": "2025-04-10",</text:span></text:p>
      <text:p text:style-name="Preformatted_20_Text"><text:span text:style-name="Source_20_Text"><text:s text:c="4"/>"last_seen": "2025-04-10",</text:span></text:p>
      <text:p text:style-name="Preformatted_20_Text"><text:span text:style-name="Source_20_Text"><text:s text:c="4"/>"status": "lost" <text:s text:c="14"/>// Apareceu num snapshot mas desapareceu depois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Text_20_body"><text:span text:style-name="Strong_20_Emphasis">Lógica de status:</text:span></text:p>
      <text:list text:style-name="L2">
        <text:list-item>
          <text:p text:style-name="P12"><text:span text:style-name="Source_20_Text">active</text:span>: presente no snapshot mais recente </text:p>
        </text:list-item>
        <text:list-item>
          <text:p text:style-name="P11"><text:span text:style-name="Source_20_Text">lost</text:span>: já não está presente no snapshot mais recente (unfollowed) </text:p>
        </text:list-item>
      </text:list>
      <text:p text:style-name="Text_20_body"><text:span text:style-name="Strong_20_Emphasis">Uso:</text:span></text:p>
      <text:list text:style-name="L3">
        <text:list-item>
          <text:p text:style-name="P14">Tooltips no frontend (first_seen, last_seen) </text:p>
        </text:list-item>
        <text:list-item>
          <text:p text:style-name="P14">Métricas "since tracking started" (total gained ever, total lost ever) </text:p>
        </text:list-item>
        <text:list-item>
          <text:p text:style-name="P13">Futura feature de loyalty metrics (tempo médio de permanência) </text:p>
        </text:list-item>
      </text:list>
      <text:h text:style-name="Heading_20_3" text:outline-level="3"><text:soft-page-break/></text:h>
      <text:h text:style-name="Heading_20_3" text:outline-level="3">3.3 Estrutura do ZIP da Meta</text:h>
      <text:p text:style-name="Preformatted_20_Text"><text:span text:style-name="Source_20_Text"/></text:p>
      <text:p text:style-name="Preformatted_20_Text"><text:span text:style-name="Source_20_Text">instagram-user-2025-04-17-xyz.zip</text:span></text:p>
      <text:p text:style-name="Preformatted_20_Text"><text:span text:style-name="Source_20_Text">└── connections/</text:span></text:p>
      <text:p text:style-name="Preformatted_20_Text"><text:span text:style-name="Source_20_Text"><text:s text:c="4"/>└── followers_and_following/</text:span></text:p>
      <text:p text:style-name="Preformatted_20_Text"><text:span text:style-name="Source_20_Text"><text:s text:c="8"/>├── followers_1.json <text:s text:c="6"/># Primeiro batch (se muitos followers)</text:span></text:p>
      <text:p text:style-name="Preformatted_20_Text"><text:span text:style-name="Source_20_Text"><text:s text:c="8"/>├── followers_2.json <text:s text:c="6"/># Segundo batch (opcional)</text:span></text:p>
      <text:p text:style-name="P6"><text:span text:style-name="Source_20_Text"><text:s text:c="8"/>└── following.json <text:s text:c="8"/># Ignorado pelo script</text:span></text:p>
      <text:h text:style-name="Heading_20_3" text:outline-level="3"/>
      <text:p text:style-name="Text_20_body"/>
      <text:h text:style-name="Heading_20_3" text:outline-level="3">3.4 Estrutura Interna do <text:span text:style-name="Source_20_Text">followers_*.json</text:span></text:h>
      <text:p text:style-name="Preformatted_20_Text"><text:span text:style-name="Source_20_Text"/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string_list_data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href": "https://www.instagram.com/username1",</text:span></text:p>
      <text:p text:style-name="Preformatted_20_Text"><text:span text:style-name="Source_20_Text"><text:s text:c="8"/>"value": "username1",</text:span></text:p>
      <text:p text:style-name="Preformatted_20_Text"><text:span text:style-name="Source_20_Text"><text:s text:c="8"/>"timestamp": 1648291200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string_list_data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href": "https://www.instagram.com/username2",</text:span></text:p>
      <text:p text:style-name="Preformatted_20_Text"><text:span text:style-name="Source_20_Text"><text:s text:c="8"/>"value": "username2",</text:span></text:p>
      <text:p text:style-name="Preformatted_20_Text"><text:span text:style-name="Source_20_Text"><text:s text:c="8"/>"timestamp": 1648377600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6"><text:span text:style-name="Source_20_Text">]</text:span></text:p>
      <text:p text:style-name="Text_20_body"><text:span text:style-name="Strong_20_Emphasis">O que extraímos:</text:span> <text:span text:style-name="Source_20_Text">entry["string_list_data"][i]["value"]</text:span> para cada entry.</text:p>
      <text:p text:style-name="Horizontal_20_Line"/>
      <text:h text:style-name="Heading_20_2" text:outline-level="2"/>
      <text:h text:style-name="P2" text:outline-level="2">4. Pipeline Python — Deep Dive</text:h>
      <text:p text:style-name="Text_20_body"/>
      <text:h text:style-name="Heading_20_3" text:outline-level="3">4.1 Entry Point: <text:span text:style-name="Source_20_Text">main.py</text:span></text:h>
      <text:p text:style-name="Preformatted_20_Text"><text:span text:style-name="Source_20_Text">#!/usr/bin/env python3</text:span></text:p>
      <text:p text:style-name="Preformatted_20_Text"><text:span text:style-name="Source_20_Text">from src.tracker import main</text:span></text:p>
      <text:p text:style-name="Preformatted_20_Text"/>
      <text:p text:style-name="Preformatted_20_Text"><text:span text:style-name="Source_20_Text">if __name__ == "__main__":</text:span></text:p>
      <text:p text:style-name="P6"><text:span text:style-name="Source_20_Text"><text:s text:c="4"/>main()</text:span></text:p>
      <text:p text:style-name="Text_20_body">Simples. Delega tudo para <text:span text:style-name="Source_20_Text">src.tracker.main()</text:span>.</text:p>
      <text:p text:style-name="Horizontal_20_Line"/>
      <text:h text:style-name="Heading_20_3" text:outline-level="3">4.2 <text:span text:style-name="Source_20_Text">src/config.py</text:span></text:h>
      <text:p text:style-name="Text_20_body">Define constantes usadas por todos os módulos.</text:p>
      <text:p text:style-name="Preformatted_20_Text"><text:span text:style-name="Source_20_Text">from pathlib import Path</text:span></text:p>
      <text:p text:style-name="Preformatted_20_Text"/>
      <text:p text:style-name="Preformatted_20_Text"><text:span text:style-name="Source_20_Text">INPUT_DIR = Path("snapshots/input")</text:span></text:p>
      <text:p text:style-name="Preformatted_20_Text"><text:span text:style-name="Source_20_Text">PROCESSED_DIR = Path("snapshots/processed")</text:span></text:p>
      <text:p text:style-name="Preformatted_20_Text"><text:span text:style-name="Source_20_Text">ASSETS_DIR = Path("assets")</text:span></text:p>
      <text:p text:style-name="Preformatted_20_Text"/>
      <text:p text:style-name="Preformatted_20_Text"><text:span text:style-name="Source_20_Text">HISTORY_FILE = Path("snapshots/history.json")</text:span></text:p>
      <text:p text:style-name="Preformatted_20_Text"><text:span text:style-name="Source_20_Text">FOLLOWERS_FILE = Path("snapshots/master_followers.json")</text:span></text:p>
      <text:p text:style-name="Preformatted_20_Text"><text:span text:style-name="Source_20_Text">OUTPUT_HTML = Path("dashboard.html").resolve()</text:span></text:p>
      <text:p text:style-name="Preformatted_20_Text"><text:span text:style-name="Source_20_Text">TEMPLATE_FILE = ASSETS_DIR / "dashboard.html"</text:span></text:p>
      <text:p text:style-name="Preformatted_20_Text"/>
      <text:p text:style-name="P6"><text:span text:style-name="Source_20_Text">ENCODING = "utf-8"</text:span></text:p>
      <text:p text:style-name="Text_20_body"><text:span text:style-name="Strong_20_Emphasis">Nota:</text:span> <text:span text:style-name="Source_20_Text">OUTPUT_HTML</text:span> usa <text:span text:style-name="Source_20_Text">.resolve()</text:span> para obter path absoluto — garante que <text:span text:style-name="Source_20_Text">webbrowser.open()</text:span> funciona em qualquer working directory.</text:p>
      <text:p text:style-name="Horizontal_20_Line"/>
      <text:h text:style-name="Heading_20_3" text:outline-level="3">4.3 <text:span text:style-name="Source_20_Text">src/parser.py</text:span></text:h>
      <text:p text:style-name="Text_20_body">Responsável por extrair usernames de ZIPs da Meta.</text:p>
      <text:h text:style-name="Heading_20_4" text:outline-level="4">Função: <text:span text:style-name="Source_20_Text">extract_usernames(zip_path: Path) -&gt; set</text:span></text:h>
      <text:p text:style-name="Text_20_body"><text:span text:style-name="Strong_20_Emphasis">Lógica:</text:span></text:p>
      <text:list text:style-name="L4">
        <text:list-item>
          <text:p text:style-name="P16">Abre ZIP sem extrair (usa <text:span text:style-name="Source_20_Text">zipfile.ZipFile</text:span>) </text:p>
        </text:list-item>
        <text:list-item>
          <text:p text:style-name="P16">Procura ficheiros com estas condições: </text:p>
          <text:list>
            <text:list-item>
              <text:p text:style-name="P16">Path contém <text:span text:style-name="Source_20_Text">connections/followers_and_following</text:span> </text:p>
            </text:list-item>
            <text:list-item>
              <text:p text:style-name="P16">Filename contém "followers" </text:p>
            </text:list-item>
            <text:list-item>
              <text:p text:style-name="P16">Filename NÃO contém "following" (evita <text:span text:style-name="Source_20_Text">following.json</text:span>) </text:p>
            </text:list-item>
            <text:list-item>
              <text:p text:style-name="P16">Extensão é <text:span text:style-name="Source_20_Text">.json</text:span> </text:p>
            </text:list-item>
          </text:list>
        </text:list-item>
        <text:list-item>
          <text:p text:style-name="P16">Para cada ficheiro encontrado: </text:p>
          <text:list>
            <text:list-item>
              <text:p text:style-name="P16">Carrega JSON </text:p>
            </text:list-item>
            <text:list-item>
              <text:p text:style-name="P16">Se é lista → usa directamente </text:p>
            </text:list-item>
            <text:list-item>
              <text:p text:style-name="P16">Se é dict → procura key <text:span text:style-name="Source_20_Text">relationships_followers</text:span>, <text:span text:style-name="Source_20_Text">followers</text:span>, ou <text:span text:style-name="Source_20_Text">data</text:span> </text:p>
            </text:list-item>
            <text:list-item>
              <text:p text:style-name="P16">Itera sobre entries </text:p>
            </text:list-item>
            <text:list-item>
              <text:p text:style-name="P16">Para cada entry, extrai <text:span text:style-name="Source_20_Text">string_list_data</text:span> → <text:span text:style-name="Source_20_Text">value</text:span> </text:p>
            </text:list-item>
          </text:list>
        </text:list-item>
        <text:list-item>
          <text:p text:style-name="P15">Retorna set de usernames (duplicados eliminados automaticamente) </text:p>
        </text:list-item>
      </text:list>
      <text:p text:style-name="Text_20_body"><text:soft-page-break/><text:span text:style-name="Strong_20_Emphasis">Edge cases tratados:</text:span></text:p>
      <text:list text:style-name="L5">
        <text:list-item>
          <text:p text:style-name="P18">ZIPs com múltiplos <text:span text:style-name="Source_20_Text">followers_N.json</text:span> (contas com muitos followers) </text:p>
        </text:list-item>
        <text:list-item>
          <text:p text:style-name="P18">Estrutura JSON diferente (tenta várias keys conhecidas) </text:p>
        </text:list-item>
        <text:list-item>
          <text:p text:style-name="P17">Ficheiros corrompidos (try/except com skip) </text:p>
        </text:list-item>
      </text:list>
      <text:p text:style-name="Text_20_body"><text:span text:style-name="Strong_20_Emphasis">Exemplo de uso:</text:span></text:p>
      <text:p text:style-name="Preformatted_20_Text"><text:span text:style-name="Source_20_Text">usernames = extract_usernames(Path("instagram-2025-04-17.zip"))</text:span></text:p>
      <text:p text:style-name="P6"><text:span text:style-name="Source_20_Text"># → {'user1', 'user2', 'user3', ...}</text:span></text:p>
      <text:h text:style-name="Heading_20_4" text:outline-level="4">Função: <text:span text:style-name="Source_20_Text">get_snapshot_date(zip_path: Path) -&gt; str</text:span></text:h>
      <text:p text:style-name="Text_20_body"><text:span text:style-name="Strong_20_Emphasis">Lógica:</text:span></text:p>
      <text:list text:style-name="L6">
        <text:list-item>
          <text:p text:style-name="P20">Procura padrão <text:span text:style-name="Source_20_Text">YYYY-MM-DD</text:span> ou <text:span text:style-name="Source_20_Text">YYYY_MM_DD</text:span> no filename </text:p>
        </text:list-item>
        <text:list-item>
          <text:p text:style-name="P20">Se encontra → retorna formatado como <text:span text:style-name="Source_20_Text">YYYY-MM-DD</text:span> </text:p>
        </text:list-item>
        <text:list-item>
          <text:p text:style-name="P19">Se não encontra → usa file modification time </text:p>
        </text:list-item>
      </text:list>
      <text:p text:style-name="Text_20_body"><text:span text:style-name="Strong_20_Emphasis">Exemplo:</text:span></text:p>
      <text:p text:style-name="Preformatted_20_Text"><text:span text:style-name="Source_20_Text">get_snapshot_date(Path("instagram-fgphoto-2025-04-17-abc123.zip"))</text:span></text:p>
      <text:p text:style-name="Preformatted_20_Text"><text:span text:style-name="Source_20_Text"># → "2025-04-17"</text:span></text:p>
      <text:p text:style-name="Preformatted_20_Text"/>
      <text:p text:style-name="Preformatted_20_Text"><text:span text:style-name="Source_20_Text">get_snapshot_date(Path("my-export.zip")) <text:s/># sem data no nome</text:span></text:p>
      <text:p text:style-name="P6"><text:span text:style-name="Source_20_Text"># → "2025-04-20" <text:s/>(mtime do ficheiro)</text:span></text:p>
      <text:p text:style-name="Horizontal_20_Line"/>
      <text:h text:style-name="Heading_20_3" text:outline-level="3">4.4 <text:span text:style-name="Source_20_Text">src/storage.py</text:span></text:h>
      <text:p text:style-name="Text_20_body">Abstração para I/O de ficheiros JSON.</text:p>
      <text:h text:style-name="Heading_20_4" text:outline-level="4">Funções:</text:h>
      <text:p text:style-name="Text_20_body"><text:span text:style-name="Strong_20_Emphasis"><text:span text:style-name="Source_20_Text">load_history() -&gt; list</text:span></text:span></text:p>
      <text:list text:style-name="L7">
        <text:list-item>
          <text:p text:style-name="P22">Lê <text:span text:style-name="Source_20_Text">snapshots/history.json</text:span> </text:p>
        </text:list-item>
        <text:list-item>
          <text:p text:style-name="P22">Retorna lista de snapshots </text:p>
        </text:list-item>
        <text:list-item>
          <text:p text:style-name="P21">Se não existe ou não é lista → retorna <text:span text:style-name="Source_20_Text">[]</text:span> </text:p>
        </text:list-item>
      </text:list>
      <text:p text:style-name="Text_20_body"><text:span text:style-name="Strong_20_Emphasis"><text:span text:style-name="Source_20_Text">save_history(history: list)</text:span></text:span></text:p>
      <text:list text:style-name="L8">
        <text:list-item>
          <text:p text:style-name="P24">Cria pasta <text:span text:style-name="Source_20_Text">snapshots/</text:span> se não existir </text:p>
        </text:list-item>
        <text:list-item>
          <text:p text:style-name="P23">Escreve JSON formatado (indent=2, ensure_ascii=False) </text:p>
        </text:list-item>
      </text:list>
      <text:p text:style-name="Text_20_body"><text:span text:style-name="Strong_20_Emphasis"><text:span text:style-name="Source_20_Text">load_followers_dict() -&gt; dict</text:span></text:span></text:p>
      <text:list text:style-name="L9">
        <text:list-item>
          <text:p text:style-name="P26">Lê <text:span text:style-name="Source_20_Text">snapshots/master_followers.json</text:span> </text:p>
        </text:list-item>
        <text:list-item>
          <text:p text:style-name="P26">Retorna dicionário <text:span text:style-name="Source_20_Text">{username: {first_seen, last_seen, status}}</text:span> </text:p>
        </text:list-item>
        <text:list-item>
          <text:p text:style-name="P25">Se não existe ou não é dict → retorna <text:span text:style-name="Source_20_Text">{}</text:span> </text:p>
        </text:list-item>
      </text:list>
      <text:p text:style-name="Text_20_body"><text:span text:style-name="Strong_20_Emphasis"><text:span text:style-name="Source_20_Text">save_followers_dict(followers: dict)</text:span></text:span></text:p>
      <text:list text:style-name="L10">
        <text:list-item>
          <text:p text:style-name="P27">Escreve dicionário de followers em JSON formatado </text:p>
        </text:list-item>
      </text:list>
      <text:p text:style-name="Text_20_body"><text:span text:style-name="Strong_20_Emphasis">Encoding:</text:span> Todas as operações usam UTF-8 para suportar usernames com caracteres não-ASCII.</text:p>
      <text:p text:style-name="Horizontal_20_Line"/>
      <text:h text:style-name="Heading_20_3" text:outline-level="3"><text:soft-page-break/>4.5 <text:span text:style-name="Source_20_Text">src/processor.py</text:span></text:h>
      <text:p text:style-name="Text_20_body">Core logic do tracking. Compara snapshots e actualiza estado.</text:p>
      <text:h text:style-name="Heading_20_4" text:outline-level="4">Função: <text:span text:style-name="Source_20_Text">process_snapshots() -&gt; list</text:span></text:h>
      <text:p text:style-name="Text_20_body"><text:span text:style-name="Strong_20_Emphasis">Fluxo completo:</text:span></text:p>
      <text:p text:style-name="Preformatted_20_Text"><text:span text:style-name="Source_20_Text">1. Carrega history.json e master_followers.json existentes</text:span></text:p>
      <text:p text:style-name="Preformatted_20_Text"><text:span text:style-name="Source_20_Text">2. Cria set de datas já processadas (para evitar duplicados)</text:span></text:p>
      <text:p text:style-name="Preformatted_20_Text"><text:span text:style-name="Source_20_Text">3. Itera sobre todos os .zip em snapshots/input/ (sorted)</text:span></text:p>
      <text:p text:style-name="Preformatted_20_Text"><text:span text:style-name="Source_20_Text">4. Para cada ZIP:</text:span></text:p>
      <text:p text:style-name="Preformatted_20_Text"><text:span text:style-name="Source_20_Text"><text:s text:c="3"/></text:span></text:p>
      <text:p text:style-name="Preformatted_20_Text"><text:span text:style-name="Source_20_Text"><text:s text:c="3"/>a) Extrai data do filename</text:span></text:p>
      <text:p text:style-name="Preformatted_20_Text"><text:span text:style-name="Source_20_Text"><text:s text:c="3"/>b) Se data já processada → skip</text:span></text:p>
      <text:p text:style-name="Preformatted_20_Text"><text:span text:style-name="Source_20_Text"><text:s text:c="3"/></text:span></text:p>
      <text:p text:style-name="Preformatted_20_Text"><text:span text:style-name="Source_20_Text"><text:s text:c="3"/>c) Extrai usernames do ZIP (via parser.extract_usernames)</text:span></text:p>
      <text:p text:style-name="Preformatted_20_Text"><text:span text:style-name="Source_20_Text"><text:s text:c="3"/></text:span></text:p>
      <text:p text:style-name="Preformatted_20_Text"><text:span text:style-name="Source_20_Text"><text:s text:c="3"/>d) Calcula "active_prev" = todos os users com status != "lost" no dict</text:span></text:p>
      <text:p text:style-name="Preformatted_20_Text"><text:span text:style-name="Source_20_Text"><text:s text:c="3"/></text:span></text:p>
      <text:p text:style-name="Preformatted_20_Text"><text:span text:style-name="Source_20_Text"><text:s text:c="3"/>e) Compara:</text:span></text:p>
      <text:p text:style-name="Preformatted_20_Text"><text:span text:style-name="Source_20_Text"><text:s text:c="6"/>- gained = current_snap - active_prev</text:span></text:p>
      <text:p text:style-name="Preformatted_20_Text"><text:span text:style-name="Source_20_Text"><text:s text:c="6"/>- lost = active_prev - current_snap</text:span></text:p>
      <text:p text:style-name="Preformatted_20_Text"><text:span text:style-name="Source_20_Text"><text:s text:c="3"/></text:span></text:p>
      <text:p text:style-name="Preformatted_20_Text"><text:span text:style-name="Source_20_Text"><text:s text:c="3"/>f) Actualiza master_followers.json:</text:span></text:p>
      <text:p text:style-name="Preformatted_20_Text"><text:span text:style-name="Source_20_Text"><text:s text:c="6"/>- Para cada user em current_snap:</text:span></text:p>
      <text:p text:style-name="Preformatted_20_Text"><text:span text:style-name="Source_20_Text"><text:s text:c="8"/>• Se novo → cria entry {first_seen: date, last_seen: date, status: active}</text:span></text:p>
      <text:p text:style-name="Preformatted_20_Text"><text:span text:style-name="Source_20_Text"><text:s text:c="8"/>• Se já existe → actualiza last_seen e muda status para active</text:span></text:p>
      <text:p text:style-name="Preformatted_20_Text"><text:span text:style-name="Source_20_Text"><text:s text:c="6"/>- Para cada user em lost:</text:span></text:p>
      <text:p text:style-name="Preformatted_20_Text"><text:span text:style-name="Source_20_Text"><text:s text:c="8"/>• Muda status para "lost"</text:span></text:p>
      <text:p text:style-name="Preformatted_20_Text"><text:span text:style-name="Source_20_Text"><text:s text:c="3"/></text:span></text:p>
      <text:p text:style-name="Preformatted_20_Text"><text:span text:style-name="Source_20_Text"><text:s text:c="3"/>g) Adiciona entry a history:</text:span></text:p>
      <text:p text:style-name="Preformatted_20_Text"><text:span text:style-name="Source_20_Text"><text:s text:c="6"/>{date, total, gained, lost, followers}</text:span></text:p>
      <text:p text:style-name="Preformatted_20_Text"><text:span text:style-name="Source_20_Text"><text:s text:c="3"/></text:span></text:p>
      <text:p text:style-name="Preformatted_20_Text"><text:span text:style-name="Source_20_Text"><text:s text:c="3"/>h) Move ZIP para snapshots/processed/</text:span></text:p>
      <text:p text:style-name="Preformatted_20_Text"><text:span text:style-name="Source_20_Text"><text:s text:c="3"/></text:span></text:p>
      <text:p text:style-name="Preformatted_20_Text"><text:span text:style-name="Source_20_Text">5. Salva history.json e master_followers.json actualizados</text:span></text:p>
      <text:p text:style-name="P6"><text:span text:style-name="Source_20_Text">6. Retorna history completo</text:span></text:p>
      <text:p text:style-name="Text_20_body"><text:span text:style-name="Strong_20_Emphasis">Exemplo de execução:</text:span></text:p>
      <text:p text:style-name="Preformatted_20_Text"><text:span text:style-name="Source_20_Text">Snapshot 1 (2025-04-10): [userA, userB, userC]</text:span></text:p>
      <text:p text:style-name="Preformatted_20_Text"><text:span text:style-name="Source_20_Text">→ Baseline. gained=[], lost=[]</text:span></text:p>
      <text:p text:style-name="Preformatted_20_Text"/>
      <text:p text:style-name="Preformatted_20_Text"><text:span text:style-name="Source_20_Text">Snapshot 2 (2025-04-17): [userA, userB, userD]</text:span></text:p>
      <text:p text:style-name="Preformatted_20_Text"><text:span text:style-name="Source_20_Text">→ gained=[userD], lost=[userC]</text:span></text:p>
      <text:p text:style-name="Preformatted_20_Text"><text:span text:style-name="Source_20_Text">→ master_followers atualizado:</text:span></text:p>
      <text:p text:style-name="Preformatted_20_Text"><text:span text:style-name="Source_20_Text"><text:s text:c="2"/>- userA: {first_seen: 2025-04-10, last_seen: 2025-04-17, status: active}</text:span></text:p>
      <text:p text:style-name="Preformatted_20_Text"><text:span text:style-name="Source_20_Text"><text:s text:c="2"/>- userB: {first_seen: 2025-04-10, last_seen: 2025-04-17, status: active}</text:span></text:p>
      <text:p text:style-name="Preformatted_20_Text"><text:span text:style-name="Source_20_Text"><text:s text:c="2"/>- userC: {first_seen: 2025-04-10, last_seen: 2025-04-10, status: lost}</text:span></text:p>
      <text:p text:style-name="P6"><text:span text:style-name="Source_20_Text"><text:s text:c="2"/>- userD: {first_seen: 2025-04-17, last_seen: 2025-04-17, status: active}</text:span></text:p>
      <text:p text:style-name="Text_20_body"><text:span text:style-name="Strong_20_Emphasis">Output no terminal:</text:span></text:p>
      <text:p text:style-name="Preformatted_20_Text"><text:span text:style-name="Source_20_Text"><text:s text:c="2"/>[processing] instagram-2025-04-17.zip -&gt; 2025-04-17</text:span></text:p>
      <text:p text:style-name="Preformatted_20_Text"><text:span text:style-name="Source_20_Text"><text:s text:c="5"/>📦 Reading connections/followers_and_following/followers_1.json</text:span></text:p>
      <text:p text:style-name="Preformatted_20_Text"><text:span text:style-name="Source_20_Text"><text:s text:c="2"/>✅ Extracted 2847 usernames from followers_1.json</text:span></text:p>
      <text:p text:style-name="Preformatted_20_Text"><text:span text:style-name="Source_20_Text"><text:s text:c="5"/>[done] Moved to snapshots/processed/</text:span></text:p>
      <text:p text:style-name="Preformatted_20_Text"><text:span text:style-name="Source_20_Text"><text:s text:c="2"/></text:span></text:p>
      <text:p text:style-name="Preformatted_20_Text"><text:span text:style-name="Source_20_Text"><text:s text:c="2"/>[done] History updated (2 snapshots)</text:span></text:p>
      <text:p text:style-name="P6"><text:span text:style-name="Source_20_Text"><text:s text:c="2"/>[done] Master followers updated (2844 active)</text:span></text:p>
      <text:p text:style-name="Horizontal_20_Line"/>
      <text:h text:style-name="Heading_20_3" text:outline-level="3"><text:soft-page-break/>4.6 <text:span text:style-name="Source_20_Text">src/generator.py</text:span></text:h>
      <text:p text:style-name="Text_20_body">Gera dashboard HTML final injetando dados no template.</text:p>
      <text:h text:style-name="Heading_20_4" text:outline-level="4">Função: <text:span text:style-name="Source_20_Text">generate_html(history: list, total_active: int, followers_dict: dict) -&gt; str</text:span></text:h>
      <text:p text:style-name="Text_20_body"><text:span text:style-name="Strong_20_Emphasis">Lógica:</text:span></text:p>
      <text:list text:style-name="L11">
        <text:list-item>
          <text:p text:style-name="P29">Lê template de <text:span text:style-name="Source_20_Text">assets/dashboard.html</text:span> </text:p>
        </text:list-item>
        <text:list-item>
          <text:p text:style-name="P28">Cria objeto JSON: </text:p>
          <text:p text:style-name="P7"><text:span text:style-name="Source_20_Text">{ <text:s/>"snapshots": history, <text:s/>"totalActive": total_active, <text:s/>"followers": followers_dict}</text:span></text:p>
        </text:list-item>
        <text:list-item>
          <text:p text:style-name="P29">Serializa para JSON string (indent=2, ensure_ascii=False) </text:p>
        </text:list-item>
        <text:list-item>
          <text:p text:style-name="P29">Substitui <text:span text:style-name="Source_20_Text">__DATA_PLACEHOLDER__</text:span> no template pelo JSON </text:p>
        </text:list-item>
        <text:list-item>
          <text:p text:style-name="P28">Retorna HTML completo como string </text:p>
        </text:list-item>
      </text:list>
      <text:p text:style-name="Text_20_body"><text:span text:style-name="Strong_20_Emphasis">Resultado:</text:span> HTML auto-contido. Dados embedidos inline em <text:span text:style-name="Source_20_Text">&lt;script&gt;const DATA = {...}&lt;/script&gt;</text:span>.</text:p>
      <text:p text:style-name="Text_20_body"/>
      <text:h text:style-name="Heading_20_3" text:outline-level="3">4.7 <text:span text:style-name="Source_20_Text">src/tracker.py</text:span></text:h>
      <text:p text:style-name="P100">Orquestrador principal.</text:p>
      <text:h text:style-name="P5" text:outline-level="4">Função: <text:span text:style-name="Source_20_Text">main()</text:span></text:h>
      <text:p text:style-name="Preformatted_20_Text"><text:span text:style-name="Source_20_Text">def main():</text:span></text:p>
      <text:p text:style-name="Preformatted_20_Text"><text:span text:style-name="Source_20_Text"><text:s text:c="4"/># Handle Windows console encoding (evita crashes com UTF-8)</text:span></text:p>
      <text:p text:style-name="Preformatted_20_Text"><text:span text:style-name="Source_20_Text"><text:s text:c="4"/>if sys.platform == 'win32':</text:span></text:p>
      <text:p text:style-name="Preformatted_20_Text"><text:span text:style-name="Source_20_Text"><text:s text:c="8"/>sys.stdout = io.TextIOWrapper(sys.stdout.buffer, encoding='utf-8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"\n&gt; Starting Instagram Follower Tracker\n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1. Processa novos snapshots</text:span></text:p>
      <text:p text:style-name="Preformatted_20_Text"><text:span text:style-name="Source_20_Text"><text:s text:c="4"/>history = process_snapshots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2. Carrega estado de followers</text:span></text:p>
      <text:p text:style-name="Preformatted_20_Text"><text:span text:style-name="Source_20_Text"><text:s text:c="4"/>followers_dict = load_followers_dic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3. Calcula total de activos</text:span></text:p>
      <text:p text:style-name="Preformatted_20_Text"><text:span text:style-name="Source_20_Text"><text:s text:c="4"/>total_active = len([u for u, i in followers_dict.items() </text:span></text:p>
      <text:p text:style-name="Preformatted_20_Text"><text:span text:style-name="Source_20_Text"><text:s text:c="23"/>if i["status"] == "active"]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4. Gera HTML</text:span></text:p>
      <text:p text:style-name="Preformatted_20_Text"><text:span text:style-name="Source_20_Text"><text:s text:c="4"/>html = generate_html(history, total_active, followers_dict)</text:span></text:p>
      <text:p text:style-name="Preformatted_20_Text"><text:span text:style-name="Source_20_Text"><text:s text:c="4"/>OUTPUT_HTML.write_text(html, encoding="utf-8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\n <text:s/>OK Dashboard saved -&gt; {OUTPUT_HTML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5. Abre browser</text:span></text:p>
      <text:p text:style-name="P6"><text:span text:style-name="Source_20_Text"><text:s text:c="4"/>webbrowser.open(OUTPUT_HTML.as_uri())</text:span></text:p>
      <text:p text:style-name="P100"><text:span text:style-name="Strong_20_Emphasis">Windows encoding fix:</text:span> Necessário porque usernames podem ter emojis ou caracteres Unicode. Sem este fix, o print() crasharia no Windows.</text:p>
      <text:h text:style-name="P3" text:outline-level="2"/>
      <text:h text:style-name="P4" text:outline-level="2">5. Frontend — Deep Dive</text:h>
      <text:h text:style-name="Heading_20_3" text:outline-level="3">5.1 Template HTML: <text:span text:style-name="Source_20_Text">assets/dashboard.html</text:span></text:h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</text:span></text:p>
      <text:p text:style-name="Preformatted_20_Text"><text:span text:style-name="Source_20_Text"><text:s text:c="2"/>&lt;meta name="viewport" content="width=device-width, initial-scale=1.0"&gt;</text:span></text:p>
      <text:p text:style-name="Preformatted_20_Text"><text:span text:style-name="Source_20_Text"><text:s text:c="2"/>&lt;title&gt;fgphoto — Follower Tracker&lt;/title&gt;</text:span></text:p>
      <text:p text:style-name="Preformatted_20_Text"><text:span text:style-name="Source_20_Text"><text:s text:c="2"/></text:span></text:p>
      <text:p text:style-name="Preformatted_20_Text"><text:span text:style-name="Source_20_Text"><text:s text:c="2"/>&lt;!-- Fonts --&gt;</text:span></text:p>
      <text:p text:style-name="Preformatted_20_Text"><text:span text:style-name="Source_20_Text"><text:s text:c="2"/>&lt;link href="https://fonts.googleapis.com/css2?family=Bebas+Neue&amp;family=Barlow:wght@300;400;500;600&amp;family=Barlow+Condensed:wght@400;600&amp;display=swap" rel="stylesheet"&gt;</text:span></text:p>
      <text:p text:style-name="Preformatted_20_Text"><text:span text:style-name="Source_20_Text"><text:s text:c="2"/></text:span></text:p>
      <text:p text:style-name="Preformatted_20_Text"><text:span text:style-name="Source_20_Text"><text:s text:c="2"/>&lt;!-- Chart.js --&gt;</text:span></text:p>
      <text:p text:style-name="Preformatted_20_Text"><text:span text:style-name="Source_20_Text"><text:s text:c="2"/>&lt;script src="https://cdn.jsdelivr.net/npm/chart.js@4.4.0/dist/chart.umd.min.js"&gt;&lt;/script&gt;</text:span></text:p>
      <text:p text:style-name="Preformatted_20_Text"><text:span text:style-name="Source_20_Text"><text:s text:c="2"/></text:span></text:p>
      <text:p text:style-name="Preformatted_20_Text"><text:span text:style-name="Source_20_Text"><text:s text:c="2"/>&lt;!-- Styles --&gt;</text:span></text:p>
      <text:p text:style-name="Preformatted_20_Text"><text:span text:style-name="Source_20_Text"><text:s text:c="2"/>&lt;link rel="stylesheet" href="assets/style.css"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div class="wrapper"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header&gt;</text:span></text:p>
      <text:p text:style-name="Preformatted_20_Text"><text:span text:style-name="Source_20_Text"><text:s text:c="6"/>&lt;div class="logo"&gt;fg&lt;em&gt;photo&lt;/em&gt;&lt;span class="sep"&gt;/&lt;/span&gt;followers&lt;/div&gt;</text:span></text:p>
      <text:p text:style-name="Preformatted_20_Text"><text:span text:style-name="Source_20_Text"><text:s text:c="6"/>&lt;div class="header-right"&gt;</text:span></text:p>
      <text:p text:style-name="Preformatted_20_Text"><text:span text:style-name="Source_20_Text"><text:s text:c="8"/>&lt;div class="header-account"&gt;&lt;strong&gt;@fgphoto_&lt;/strong&gt;instagram&lt;/div&gt;</text:span></text:p>
      <text:p text:style-name="Preformatted_20_Text"><text:span text:style-name="Source_20_Text"><text:s text:c="8"/>&lt;div class="header-updated" id="header-updated"&gt;&lt;/div&gt;</text:span></text:p>
      <text:p text:style-name="Preformatted_20_Text"><text:span text:style-name="Source_20_Text"><text:s text:c="6"/>&lt;/div&gt;</text:span></text:p>
      <text:p text:style-name="Preformatted_20_Text"><text:span text:style-name="Source_20_Text"><text:s text:c="4"/>&lt;/header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div id="app"&gt;&lt;/div&g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&lt;footer&gt;</text:span></text:p>
      <text:p text:style-name="Preformatted_20_Text"><text:span text:style-name="Source_20_Text"><text:s text:c="6"/>&lt;span&gt;fgphoto_ · follower tracker&lt;/span&gt;</text:span></text:p>
      <text:p text:style-name="Preformatted_20_Text"><text:span text:style-name="Source_20_Text"><text:s text:c="6"/>&lt;span id="footer-ts"&gt;&lt;/span&gt;</text:span></text:p>
      <text:p text:style-name="Preformatted_20_Text"><text:span text:style-name="Source_20_Text"><text:s text:c="4"/>&lt;/footer&gt;</text:span></text:p>
      <text:p text:style-name="Preformatted_20_Text"><text:span text:style-name="Source_20_Text"><text:s text:c="4"/></text:span></text:p>
      <text:p text:style-name="Preformatted_20_Text"><text:span text:style-name="Source_20_Text"><text:s text:c="2"/>&lt;/div&gt;</text:span></text:p>
      <text:p text:style-name="Preformatted_20_Text"><text:span text:style-name="Source_20_Text"><text:s text:c="2"/></text:span></text:p>
      <text:p text:style-name="Preformatted_20_Text"><text:span text:style-name="Source_20_Text"><text:s text:c="2"/>&lt;script&gt;</text:span></text:p>
      <text:p text:style-name="Preformatted_20_Text"><text:span text:style-name="Source_20_Text"><text:s text:c="2"/>const DATA = __DATA_PLACEHOLDER__;</text:span></text:p>
      <text:p text:style-name="Preformatted_20_Text"><text:span text:style-name="Source_20_Text"><text:s text:c="2"/>&lt;/script&gt;</text:span></text:p>
      <text:p text:style-name="Preformatted_20_Text"><text:span text:style-name="Source_20_Text"><text:s text:c="2"/>&lt;script src="assets/dashboard.js"&gt;&lt;/script&gt;</text:span></text:p>
      <text:p text:style-name="Preformatted_20_Text"><text:span text:style-name="Source_20_Text">&lt;/body&gt;</text:span></text:p>
      <text:p text:style-name="P6"><text:span text:style-name="Source_20_Text">&lt;/html&gt;</text:span></text:p>
      <text:p text:style-name="Text_20_body"><text:span text:style-name="Strong_20_Emphasis"><text:span text:style-name="Source_20_Text">__DATA_PLACEHOLDER__</text:span></text:span> é substituído por:</text:p>
      <text:p text:style-name="Preformatted_20_Text"><text:span text:style-name="Source_20_Text">const DATA = {</text:span></text:p>
      <text:p text:style-name="Preformatted_20_Text"><text:span text:style-name="Source_20_Text"><text:s text:c="2"/>"snapshots": [...],</text:span></text:p>
      <text:p text:style-name="Preformatted_20_Text"><text:span text:style-name="Source_20_Text"><text:s text:c="2"/>"totalActive": 2844,</text:span></text:p>
      <text:p text:style-name="Preformatted_20_Text"><text:span text:style-name="Source_20_Text"><text:s text:c="2"/>"followers": {...}</text:span></text:p>
      <text:p text:style-name="P6"><text:span text:style-name="Source_20_Text">};</text:span></text:p>
      <text:p text:style-name="Text_20_body">No output final, o dashboard.html gerado tem os dados embedidos directamente.</text:p>
      <text:p text:style-name="Horizontal_20_Line"/>
      <text:h text:style-name="Heading_20_3" text:outline-level="3"><text:soft-page-break/>5.2 JavaScript: <text:span text:style-name="Source_20_Text">assets/dashboard.js</text:span></text:h>
      <text:h text:style-name="Heading_20_4" text:outline-level="4">Estrutura Geral</text:h>
      <text:p text:style-name="Preformatted_20_Text"><text:span text:style-name="Source_20_Text">// Constantes</text:span></text:p>
      <text:p text:style-name="Preformatted_20_Text"><text:span text:style-name="Source_20_Text">const MONTHS = ['Jan','Feb','Mar',...];</text:span></text:p>
      <text:p text:style-name="Preformatted_20_Text"/>
      <text:p text:style-name="Preformatted_20_Text"><text:span text:style-name="Source_20_Text">// Funções auxiliares</text:span></text:p>
      <text:p text:style-name="Preformatted_20_Text"><text:span text:style-name="Source_20_Text">function fmtDate(s) { ... }</text:span></text:p>
      <text:p text:style-name="Preformatted_20_Text"><text:span text:style-name="Source_20_Text">function renderUserList(users, cls, showTooltip) { ... }</text:span></text:p>
      <text:p text:style-name="Preformatted_20_Text"><text:span text:style-name="Source_20_Text">function updateDetail(idx) { ... }</text:span></text:p>
      <text:p text:style-name="Preformatted_20_Text"/>
      <text:p text:style-name="Preformatted_20_Text"><text:span text:style-name="Source_20_Text">// Função principal</text:span></text:p>
      <text:p text:style-name="Preformatted_20_Text"><text:span text:style-name="Source_20_Text">function render() { ... }</text:span></text:p>
      <text:p text:style-name="Preformatted_20_Text"/>
      <text:p text:style-name="Preformatted_20_Text"><text:span text:style-name="Source_20_Text">// Execução</text:span></text:p>
      <text:p text:style-name="P6"><text:span text:style-name="Source_20_Text">render();</text:span></text:p>
      <text:h text:style-name="Heading_20_4" text:outline-level="4">Função: <text:span text:style-name="Source_20_Text">fmtDate(s: string) -&gt; string</text:span></text:h>
      <text:p text:style-name="Preformatted_20_Text"><text:span text:style-name="Source_20_Text">fmtDate("2025-04-17") <text:s/>// → "17 Apr 2025"</text:span></text:p>
      <text:p text:style-name="P6"><text:span text:style-name="Source_20_Text">fmtDate(null) <text:s text:c="9"/>// → "—"</text:span></text:p>
      <text:p text:style-name="Text_20_body">Converte YYYY-MM-DD para formato legível.</text:p>
      <text:h text:style-name="Heading_20_4" text:outline-level="4">Função: <text:span text:style-name="Source_20_Text">renderUserList(users: array, cls: string, showTooltip: bool) -&gt; string</text:span></text:h>
      <text:p text:style-name="Text_20_body">Gera HTML para lista de usernames.</text:p>
      <text:p text:style-name="Preformatted_20_Text"><text:span text:style-name="Source_20_Text">renderUserList(['user1', 'user2'], 'active', true)</text:span></text:p>
      <text:p text:style-name="Preformatted_20_Text"><text:span text:style-name="Source_20_Text">// Retorna:</text:span></text:p>
      <text:p text:style-name="Preformatted_20_Text"><text:span text:style-name="Source_20_Text">// &lt;ul class="ulist"&gt;</text:span></text:p>
      <text:p text:style-name="Preformatted_20_Text"><text:span text:style-name="Source_20_Text">// <text:s text:c="2"/>&lt;li&gt;&lt;a href="https://instagram.com/user1" title="First seen: 10 Apr 2025\nLast seen: 17 Apr 2025"&gt;@user1&lt;/a&gt;&lt;/li&gt;</text:span></text:p>
      <text:p text:style-name="Preformatted_20_Text"><text:span text:style-name="Source_20_Text">// <text:s text:c="2"/>&lt;li&gt;&lt;a href="https://instagram.com/user2" title="..."&gt;@user2&lt;/a&gt;&lt;/li&gt;</text:span></text:p>
      <text:p text:style-name="P6"><text:span text:style-name="Source_20_Text">// &lt;/ul&gt;</text:span></text:p>
      <text:p text:style-name="Text_20_body"><text:span text:style-name="Strong_20_Emphasis">Tooltip logic:</text:span></text:p>
      <text:list text:style-name="L12">
        <text:list-item>
          <text:p text:style-name="P31">Se <text:span text:style-name="Source_20_Text">showTooltip=true</text:span> e follower existe em <text:span text:style-name="Source_20_Text">DATA.followers</text:span>: </text:p>
          <text:list>
            <text:list-item>
              <text:p text:style-name="P31">Extrai <text:span text:style-name="Source_20_Text">first_seen</text:span> e <text:span text:style-name="Source_20_Text">last_seen</text:span> </text:p>
            </text:list-item>
            <text:list-item>
              <text:p text:style-name="P31">Adiciona atributo <text:span text:style-name="Source_20_Text">title</text:span> com texto formatado </text:p>
            </text:list-item>
            <text:list-item>
              <text:p text:style-name="P30">Browser mostra tooltip nativo no hover </text:p>
            </text:list-item>
          </text:list>
        </text:list-item>
      </text:list>
      <text:h text:style-name="Heading_20_4" text:outline-level="4">Função: <text:span text:style-name="Source_20_Text">updateDetail(idx: int)</text:span></text:h>
      <text:p text:style-name="Text_20_body">Chamada quando o utilizador muda o selector de snapshots.</text:p>
      <text:p text:style-name="P6"><text:span text:style-name="Source_20_Text">updateDetail(0) <text:s/>// Mostra gained/lost do primeiro snapshot</text:span></text:p>
      <text:p text:style-name="Text_20_body"><text:span text:style-name="Strong_20_Emphasis">O que faz:</text:span></text:p>
      <text:list text:style-name="L13">
        <text:list-item>
          <text:p text:style-name="P33">Acede <text:span text:style-name="Source_20_Text">DATA.snapshots[idx]</text:span> </text:p>
        </text:list-item>
        <text:list-item>
          <text:p text:style-name="P33">Actualiza contadores de gained/lost </text:p>
        </text:list-item>
        <text:list-item>
          <text:p text:style-name="P32">Re-renderiza tabelas com novos usernames </text:p>
        </text:list-item>
      </text:list>
      <text:p text:style-name="Text_20_body"><text:span text:style-name="Strong_20_Emphasis">Bug corrigido aqui:</text:span> Versão original usava <text:span text:style-name="Source_20_Text">DATA[idx]</text:span> em vez de <text:span text:style-name="Source_20_Text">DATA.snapshots[idx]</text:span>, causando erro.</text:p>
      <text:h text:style-name="Heading_20_4" text:outline-level="4"><text:soft-page-break/>Função: <text:span text:style-name="Source_20_Text">render()</text:span></text:h>
      <text:p text:style-name="Text_20_body"><text:span text:style-name="Strong_20_Emphasis">Fluxo:</text:span></text:p>
      <text:p text:style-name="Preformatted_20_Text"><text:span text:style-name="Source_20_Text">1. Validação: se DATA.snapshots vazio → mostra "no data" message e para</text:span></text:p>
      <text:p text:style-name="Preformatted_20_Text"/>
      <text:p text:style-name="Preformatted_20_Text"><text:span text:style-name="Source_20_Text">2. Extrai variáveis:</text:span></text:p>
      <text:p text:style-name="Preformatted_20_Text"><text:span text:style-name="Source_20_Text"><text:s text:c="3"/>- snapshots = DATA.snapshots</text:span></text:p>
      <text:p text:style-name="Preformatted_20_Text"><text:span text:style-name="Source_20_Text"><text:s text:c="3"/>- latest = último snapshot</text:span></text:p>
      <text:p text:style-name="Preformatted_20_Text"><text:span text:style-name="Source_20_Text"><text:s text:c="3"/>- prev = penúltimo snapshot (ou null)</text:span></text:p>
      <text:p text:style-name="Preformatted_20_Text"><text:span text:style-name="Source_20_Text"><text:s text:c="3"/>- activeFollowers = lista de users com status="active"</text:span></text:p>
      <text:p text:style-name="Preformatted_20_Text"><text:span text:style-name="Source_20_Text"><text:s text:c="3"/>- totalActive = count de active followers</text:span></text:p>
      <text:p text:style-name="Preformatted_20_Text"/>
      <text:p text:style-name="Preformatted_20_Text"><text:span text:style-name="Source_20_Text">3. Gera HTML sections:</text:span></text:p>
      <text:p text:style-name="Preformatted_20_Text"><text:span text:style-name="Source_20_Text"><text:s text:c="3"/></text:span></text:p>
      <text:p text:style-name="Preformatted_20_Text"><text:span text:style-name="Source_20_Text"><text:s text:c="3"/>a) Stats "This Week":</text:span></text:p>
      <text:p text:style-name="Preformatted_20_Text"><text:span text:style-name="Source_20_Text"><text:s text:c="6"/>- Total followers (do latest snapshot)</text:span></text:p>
      <text:p text:style-name="Preformatted_20_Text"><text:span text:style-name="Source_20_Text"><text:s text:c="6"/>- Gained/Lost (latest vs prev)</text:span></text:p>
      <text:p text:style-name="Preformatted_20_Text"><text:span text:style-name="Source_20_Text"><text:s text:c="6"/>- Net change (latest vs prev)</text:span></text:p>
      <text:p text:style-name="Preformatted_20_Text"><text:span text:style-name="Source_20_Text"><text:s text:c="3"/></text:span></text:p>
      <text:p text:style-name="Preformatted_20_Text"><text:span text:style-name="Source_20_Text"><text:s text:c="3"/>b) Stats "Since Tracking Started":</text:span></text:p>
      <text:p text:style-name="Preformatted_20_Text"><text:span text:style-name="Source_20_Text"><text:s text:c="6"/>- Active followers (count de active no master_followers)</text:span></text:p>
      <text:p text:style-name="Preformatted_20_Text"><text:span text:style-name="Source_20_Text"><text:s text:c="6"/>- Total gained ever (active + lost)</text:span></text:p>
      <text:p text:style-name="Preformatted_20_Text"><text:span text:style-name="Source_20_Text"><text:s text:c="6"/>- Total lost ever (count de lost)</text:span></text:p>
      <text:p text:style-name="Preformatted_20_Text"><text:span text:style-name="Source_20_Text"><text:s text:c="6"/>- Net growth (active - lost)</text:span></text:p>
      <text:p text:style-name="Preformatted_20_Text"><text:span text:style-name="Source_20_Text"><text:s text:c="3"/></text:span></text:p>
      <text:p text:style-name="Preformatted_20_Text"><text:span text:style-name="Source_20_Text"><text:s text:c="3"/>c) Chart (se há 2+ snapshots):</text:span></text:p>
      <text:p text:style-name="Preformatted_20_Text"><text:span text:style-name="Source_20_Text"><text:s text:c="6"/>- Line chart com total followers ao longo do tempo</text:span></text:p>
      <text:p text:style-name="Preformatted_20_Text"><text:span text:style-name="Source_20_Text"><text:s text:c="3"/></text:span></text:p>
      <text:p text:style-name="Preformatted_20_Text"><text:span text:style-name="Source_20_Text"><text:s text:c="3"/>d) Snapshot selector (se há 2+ snapshots):</text:span></text:p>
      <text:p text:style-name="Preformatted_20_Text"><text:span text:style-name="Source_20_Text"><text:s text:c="6"/>- Dropdown para escolher snapshot</text:span></text:p>
      <text:p text:style-name="Preformatted_20_Text"><text:span text:style-name="Source_20_Text"><text:s text:c="3"/></text:span></text:p>
      <text:p text:style-name="Preformatted_20_Text"><text:span text:style-name="Source_20_Text"><text:s text:c="3"/>e) Gained/Lost tables:</text:span></text:p>
      <text:p text:style-name="Preformatted_20_Text"><text:span text:style-name="Source_20_Text"><text:s text:c="6"/>- Tabelas side-by-side com new followers e unfollowed</text:span></text:p>
      <text:p text:style-name="Preformatted_20_Text"><text:span text:style-name="Source_20_Text"><text:s text:c="3"/></text:span></text:p>
      <text:p text:style-name="Preformatted_20_Text"><text:span text:style-name="Source_20_Text"><text:s text:c="3"/>f) Active followers section:</text:span></text:p>
      <text:p text:style-name="Preformatted_20_Text"><text:span text:style-name="Source_20_Text"><text:s text:c="6"/>- Search bar</text:span></text:p>
      <text:p text:style-name="Preformatted_20_Text"><text:span text:style-name="Source_20_Text"><text:s text:c="6"/>- Lista completa de followers activos em grid 3 colunas</text:span></text:p>
      <text:p text:style-name="Preformatted_20_Text"><text:span text:style-name="Source_20_Text"><text:s text:c="3"/></text:span></text:p>
      <text:p text:style-name="Preformatted_20_Text"><text:span text:style-name="Source_20_Text"><text:s text:c="3"/>g) History table:</text:span></text:p>
      <text:p text:style-name="Preformatted_20_Text"><text:span text:style-name="Source_20_Text"><text:s text:c="6"/>- Tabela com todos os snapshots (reversed, newest first)</text:span></text:p>
      <text:p text:style-name="Preformatted_20_Text"><text:span text:style-name="Source_20_Text"><text:s text:c="6"/>- Colunas: Date, Total, Gained, Lost, Net</text:span></text:p>
      <text:p text:style-name="Preformatted_20_Text"/>
      <text:p text:style-name="Preformatted_20_Text"><text:span text:style-name="Source_20_Text">4. Injeta HTML no DOM: document.getElementById('app').innerHTML = ...</text:span></text:p>
      <text:p text:style-name="Preformatted_20_Text"/>
      <text:p text:style-name="Preformatted_20_Text"><text:span text:style-name="Source_20_Text">5. Inicializa Chart.js (se aplicável)</text:span></text:p>
      <text:p text:style-name="Preformatted_20_Text"/>
      <text:p text:style-name="Preformatted_20_Text"><text:span text:style-name="Source_20_Text">6. Event listeners:</text:span></text:p>
      <text:p text:style-name="Preformatted_20_Text"><text:span text:style-name="Source_20_Text"><text:s text:c="3"/>- Snapshot selector → updateDetail()</text:span></text:p>
      <text:p text:style-name="P6"><text:span text:style-name="Source_20_Text"><text:s text:c="3"/>- Search input → filtragem em tempo real</text:span></text:p>
      <text:h text:style-name="Heading_20_4" text:outline-level="4">Search Filter Logic</text:h>
      <text:p text:style-name="Preformatted_20_Text"><text:span text:style-name="Source_20_Text">searchInput.addEventListener('input', function() {</text:span></text:p>
      <text:p text:style-name="Preformatted_20_Text"><text:span text:style-name="Source_20_Text"><text:s text:c="2"/>const query = this.value.toLowerCase().trim();</text:span></text:p>
      <text:p text:style-name="Preformatted_20_Text"><text:span text:style-name="Source_20_Text"><text:s text:c="2"/>const items = followersList.querySelectorAll('li');</text:span></text:p>
      <text:p text:style-name="Preformatted_20_Text"><text:span text:style-name="Source_20_Text"><text:s text:c="2"/>let visibleCount = 0;</text:span></text:p>
      <text:p text:style-name="Preformatted_20_Text"><text:span text:style-name="Source_20_Text"><text:s text:c="2"/></text:span></text:p>
      <text:p text:style-name="Preformatted_20_Text"><text:span text:style-name="Source_20_Text"><text:s text:c="2"/>items.forEach(item =&gt; {</text:span></text:p>
      <text:p text:style-name="Preformatted_20_Text"><text:span text:style-name="Source_20_Text"><text:s text:c="4"/>const username = item.textContent.toLowerCase();</text:span></text:p>
      <text:p text:style-name="Preformatted_20_Text"><text:span text:style-name="Source_20_Text"><text:s text:c="4"/>if (username.includes(query)) {</text:span></text:p>
      <text:p text:style-name="Preformatted_20_Text"><text:span text:style-name="Source_20_Text"><text:s text:c="6"/>item.style.display = 'flex';</text:span></text:p>
      <text:p text:style-name="Preformatted_20_Text"><text:span text:style-name="Source_20_Text"><text:s text:c="6"/>visibleCount++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6"/>item.style.display = 'none'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2"/>});</text:span></text:p>
      <text:p text:style-name="Preformatted_20_Text"><text:span text:style-name="Source_20_Text"><text:s text:c="2"/></text:span></text:p>
      <text:p text:style-name="Preformatted_20_Text"><text:span text:style-name="Source_20_Text"><text:s text:c="2"/>// Update counter</text:span></text:p>
      <text:p text:style-name="Preformatted_20_Text"><text:span text:style-name="Source_20_Text"><text:s text:c="2"/>searchCount.textContent = `${visibleCount} of ${activeFollowers.length}`;</text:span></text:p>
      <text:p text:style-name="Preformatted_20_Text"><text:span text:style-name="Source_20_Text"><text:s text:c="2"/></text:span></text:p>
      <text:p text:style-name="Preformatted_20_Text"><text:span text:style-name="Source_20_Text"><text:s text:c="2"/>// Red counter if no results</text:span></text:p>
      <text:p text:style-name="Preformatted_20_Text"><text:span text:style-name="Source_20_Text"><text:s text:c="2"/>if (visibleCount === 0 &amp;&amp; query.length &gt; 0) {</text:span></text:p>
      <text:p text:style-name="Preformatted_20_Text"><text:span text:style-name="Source_20_Text"><text:s text:c="4"/>searchCount.style.color = 'var(--loss)'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searchCount.style.color = 'var(--muted)';</text:span></text:p>
      <text:p text:style-name="Preformatted_20_Text"><text:span text:style-name="Source_20_Text"><text:s text:c="2"/>}</text:span></text:p>
      <text:p text:style-name="P6"><text:span text:style-name="Source_20_Text">});</text:span></text:p>
      <text:p text:style-name="Text_20_body"><text:span text:style-name="Strong_20_Emphasis">Performance:</text:span> Com 2800 followers, a filtragem é instantânea. O browser apenas esconde/mostra DOM nodes existentes (não re-renderiza).</text:p>
      <text:p text:style-name="Horizontal_20_Line"/>
      <text:h text:style-name="Heading_20_3" text:outline-level="3">5.3 CSS: <text:span text:style-name="Source_20_Text">assets/style.css</text:span></text:h>
      <text:h text:style-name="Heading_20_4" text:outline-level="4">Design System</text:h>
      <text:p text:style-name="Preformatted_20_Text"><text:span text:style-name="Source_20_Text">:root {</text:span></text:p>
      <text:p text:style-name="Preformatted_20_Text"><text:span text:style-name="Source_20_Text"><text:s text:c="2"/>--bg: <text:s text:c="8"/>#0a0a0a; <text:s/>/* Background principal */</text:span></text:p>
      <text:p text:style-name="Preformatted_20_Text"><text:span text:style-name="Source_20_Text"><text:s text:c="2"/>--bg2: <text:s text:c="7"/>#111111; <text:s/>/* Cards */</text:span></text:p>
      <text:p text:style-name="Preformatted_20_Text"><text:span text:style-name="Source_20_Text"><text:s text:c="2"/>--bg3: <text:s text:c="7"/>#1a1a1a; <text:s/>/* Inputs, hover states */</text:span></text:p>
      <text:p text:style-name="Preformatted_20_Text"><text:span text:style-name="Source_20_Text"><text:s text:c="2"/>--border: <text:s text:c="4"/>#1f1f1f; <text:s/>/* Borders */</text:span></text:p>
      <text:p text:style-name="Preformatted_20_Text"><text:span text:style-name="Source_20_Text"><text:s text:c="2"/>--text: <text:s text:c="6"/>#f0ece4; <text:s/>/* Texto principal */</text:span></text:p>
      <text:p text:style-name="Preformatted_20_Text"><text:span text:style-name="Source_20_Text"><text:s text:c="2"/>--muted: <text:s text:c="5"/>#555; <text:s text:c="4"/>/* Texto secundário */</text:span></text:p>
      <text:p text:style-name="Preformatted_20_Text"><text:span text:style-name="Source_20_Text"><text:s text:c="2"/>--accent: <text:s text:c="4"/>#e8a020; <text:s/>/* Accent (laranja/dourado) */</text:span></text:p>
      <text:p text:style-name="Preformatted_20_Text"><text:span text:style-name="Source_20_Text"><text:s text:c="2"/>--gain: <text:s text:c="6"/>#4ade80; <text:s/>/* Verde (gained) */</text:span></text:p>
      <text:p text:style-name="Preformatted_20_Text"><text:span text:style-name="Source_20_Text"><text:s text:c="2"/>--loss: <text:s text:c="6"/>#f87171; <text:s/>/* Vermelho (lost) */</text:span></text:p>
      <text:p text:style-name="P6"><text:span text:style-name="Source_20_Text">}</text:span></text:p>
      <text:p text:style-name="Text_20_body"><text:span text:style-name="Strong_20_Emphasis">Fonts:</text:span></text:p>
      <text:list text:style-name="L14">
        <text:list-item>
          <text:p text:style-name="P35"><text:span text:style-name="Source_20_Text">Bebas Neue</text:span> — números grandes (stats, logo) </text:p>
        </text:list-item>
        <text:list-item>
          <text:p text:style-name="P35"><text:span text:style-name="Source_20_Text">Barlow</text:span> — corpo de texto </text:p>
        </text:list-item>
        <text:list-item>
          <text:p text:style-name="P34"><text:span text:style-name="Source_20_Text">Barlow Condensed</text:span> — labels uppercase </text:p>
        </text:list-item>
      </text:list>
      <text:h text:style-name="Heading_20_4" text:outline-level="4">Key Components</text:h>
      <text:p text:style-name="Text_20_body"><text:span text:style-name="Strong_20_Emphasis">Stats Grid:</text:span></text:p>
      <text:p text:style-name="Preformatted_20_Text"><text:span text:style-name="Source_20_Text">.stats {</text:span></text:p>
      <text:p text:style-name="Preformatted_20_Text"><text:span text:style-name="Source_20_Text"><text:s text:c="2"/>display: grid;</text:span></text:p>
      <text:p text:style-name="Preformatted_20_Text"><text:span text:style-name="Source_20_Text"><text:s text:c="2"/>grid-template-columns: repeat(4, 1fr);</text:span></text:p>
      <text:p text:style-name="Preformatted_20_Text"><text:span text:style-name="Source_20_Text"><text:s text:c="2"/>border: 1px solid var(--border);</text:span></text:p>
      <text:p text:style-name="Preformatted_20_Text"><text:span text:style-name="Source_20_Text"><text:s text:c="2"/>gap: 1px; <text:s/>/* Cria "border" visual entre cards */</text:span></text:p>
      <text:p text:style-name="P6"><text:span text:style-name="Source_20_Text">}</text:span></text:p>
      <text:p text:style-name="Text_20_body"><text:span text:style-name="Strong_20_Emphasis">User Lists (gained/lost/active):</text:span></text:p>
      <text:p text:style-name="Preformatted_20_Text"><text:span text:style-name="Source_20_Text">.ulist {</text:span></text:p>
      <text:p text:style-name="Preformatted_20_Text"><text:span text:style-name="Source_20_Text"><text:s text:c="2"/>display: grid;</text:span></text:p>
      <text:p text:style-name="Preformatted_20_Text"><text:span text:style-name="Source_20_Text"><text:s text:c="2"/>grid-template-columns: 1fr 1fr; <text:s/>/* 2 cols para gained/lost */</text:span></text:p>
      <text:p text:style-name="Preformatted_20_Text"><text:span text:style-name="Source_20_Text"><text:s text:c="2"/>/* ou */</text:span></text:p>
      <text:p text:style-name="Preformatted_20_Text"><text:span text:style-name="Source_20_Text"><text:s text:c="2"/>grid-template-columns: repeat(3, 1fr); <text:s/>/* 3 cols para active followers */</text:span></text:p>
      <text:p text:style-name="P6"><text:span text:style-name="Source_20_Text">}</text:span></text:p>
      <text:p text:style-name="Text_20_body"><text:span text:style-name="Strong_20_Emphasis">Search Bar:</text:span></text:p>
      <text:p text:style-name="Preformatted_20_Text"><text:span text:style-name="Source_20_Text">.search-bar input {</text:span></text:p>
      <text:p text:style-name="Preformatted_20_Text"><text:span text:style-name="Source_20_Text"><text:s text:c="2"/>flex: 1;</text:span></text:p>
      <text:p text:style-name="Preformatted_20_Text"><text:soft-page-break/><text:span text:style-name="Source_20_Text"><text:s text:c="2"/>background: var(--bg3);</text:span></text:p>
      <text:p text:style-name="Preformatted_20_Text"><text:span text:style-name="Source_20_Text"><text:s text:c="2"/>border: 1px solid var(--border);</text:span></text:p>
      <text:p text:style-name="Preformatted_20_Text"><text:span text:style-name="Source_20_Text">}</text:span></text:p>
      <text:p text:style-name="Preformatted_20_Text"><text:span text:style-name="Source_20_Text">.search-bar input:focus {</text:span></text:p>
      <text:p text:style-name="Preformatted_20_Text"><text:span text:style-name="Source_20_Text"><text:s text:c="2"/>border-color: var(--accent); <text:s/>/* Highlight ao focar */</text:span></text:p>
      <text:p text:style-name="P6"><text:span text:style-name="Source_20_Text">}</text:span></text:p>
      <text:h text:style-name="Heading_20_4" text:outline-level="4">Animations</text:h>
      <text:p text:style-name="Preformatted_20_Text"><text:span text:style-name="Source_20_Text">@keyframes fadeUp {</text:span></text:p>
      <text:p text:style-name="Preformatted_20_Text"><text:span text:style-name="Source_20_Text"><text:s text:c="2"/>from { opacity: 0; transform: translateY(14px); }</text:span></text:p>
      <text:p text:style-name="Preformatted_20_Text"><text:span text:style-name="Source_20_Text"><text:s text:c="2"/>to <text:s text:c="2"/>{ opacity: 1; transform: translateY(0)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header { animation: fadeUp 0.35s ease both; }</text:span></text:p>
      <text:p text:style-name="Preformatted_20_Text"><text:span text:style-name="Source_20_Text">.stats { animation: fadeUp 0.35s 0.05s ease both; }</text:span></text:p>
      <text:p text:style-name="P6"><text:span text:style-name="Source_20_Text">/* Stagger delays para efeito cascata */</text:span></text:p>
      <text:h text:style-name="Heading_20_4" text:outline-level="4">Responsive Breakpoint</text:h>
      <text:p text:style-name="Preformatted_20_Text"><text:span text:style-name="Source_20_Text">@media (max-width: 780px) {</text:span></text:p>
      <text:p text:style-name="Preformatted_20_Text"><text:span text:style-name="Source_20_Text"><text:s text:c="2"/>.stats { grid-template-columns: 1fr 1fr; } <text:s/>/* 2x2 em vez de 4x1 */</text:span></text:p>
      <text:p text:style-name="Preformatted_20_Text"><text:span text:style-name="Source_20_Text"><text:s text:c="2"/>.tables { grid-template-columns: 1fr; } <text:s text:c="4"/>/* Stack vertical */</text:span></text:p>
      <text:p text:style-name="Preformatted_20_Text"><text:span text:style-name="Source_20_Text"><text:s text:c="2"/>.followers-section .ulist { grid-template-columns: 1fr 1fr; } <text:s/>/* 2 cols em vez de 3 */</text:span></text:p>
      <text:p text:style-name="P6"><text:span text:style-name="Source_20_Text">}</text:span></text:p>
      <text:p text:style-name="Horizontal_20_Line"/>
      <text:h text:style-name="Heading_20_2" text:outline-level="2"/>
      <text:h text:style-name="P2" text:outline-level="2">6. Bugs Corrigidos e Porquê</text:h>
      <text:h text:style-name="Heading_20_3" text:outline-level="3">Bug 1: Selector de Snapshots Não Funcionava</text:h>
      <text:p text:style-name="Text_20_body"><text:span text:style-name="Strong_20_Emphasis">Ficheiro:</text:span> <text:span text:style-name="Source_20_Text">assets/dashboard.js</text:span>, linha 13</text:p>
      <text:p text:style-name="Text_20_body"><text:span text:style-name="Strong_20_Emphasis">Código original:</text:span></text:p>
      <text:p text:style-name="Preformatted_20_Text"><text:span text:style-name="Source_20_Text">function updateDetail(idx) {</text:span></text:p>
      <text:p text:style-name="Preformatted_20_Text"><text:span text:style-name="Source_20_Text"><text:s text:c="2"/>const s = DATA[idx]; <text:s/>// ❌ ERRADO</text:span></text:p>
      <text:p text:style-name="Preformatted_20_Text"><text:span text:style-name="Source_20_Text"><text:s text:c="2"/>// ...</text:span></text:p>
      <text:p text:style-name="P6"><text:span text:style-name="Source_20_Text">}</text:span></text:p>
      <text:p text:style-name="Text_20_body"><text:span text:style-name="Strong_20_Emphasis">Problema:</text:span></text:p>
      <text:list text:style-name="L15">
        <text:list-item>
          <text:p text:style-name="P37"><text:span text:style-name="Source_20_Text">DATA</text:span> é um objecto: <text:span text:style-name="Source_20_Text">{snapshots: [...], totalActive: 2844, followers: {...}}</text:span> </text:p>
        </text:list-item>
        <text:list-item>
          <text:p text:style-name="P37"><text:span text:style-name="Source_20_Text">DATA[idx]</text:span> tentava aceder index numérico num objecto → undefined </text:p>
        </text:list-item>
        <text:list-item>
          <text:p text:style-name="P36">Resultava em "Cannot read property 'gained' of undefined" </text:p>
        </text:list-item>
      </text:list>
      <text:p text:style-name="Text_20_body"><text:span text:style-name="Strong_20_Emphasis">Corrigido:</text:span></text:p>
      <text:p text:style-name="Preformatted_20_Text"><text:span text:style-name="Source_20_Text">function updateDetail(idx) {</text:span></text:p>
      <text:p text:style-name="Preformatted_20_Text"><text:span text:style-name="Source_20_Text"><text:s text:c="2"/>const s = DATA.snapshots[idx]; <text:s/>// ✅ CORRECTO</text:span></text:p>
      <text:p text:style-name="Preformatted_20_Text"><text:span text:style-name="Source_20_Text"><text:s text:c="2"/>// ...</text:span></text:p>
      <text:p text:style-name="P6"><text:span text:style-name="Source_20_Text">}</text:span></text:p>
      <text:p text:style-name="Horizontal_20_Line"/>
      <text:h text:style-name="Heading_20_3" text:outline-level="3">Bug 2: Conflito de Tipos em <text:span text:style-name="Source_20_Text">master_followers.json</text:span></text:h>
      <text:p text:style-name="Text_20_body"><text:span text:style-name="Strong_20_Emphasis">Ficheiro:</text:span> <text:span text:style-name="Source_20_Text">src/config.py</text:span></text:p>
      <text:p text:style-name="Text_20_body"><text:span text:style-name="Strong_20_Emphasis">Código original:</text:span></text:p>
      <text:p text:style-name="Preformatted_20_Text"><text:span text:style-name="Source_20_Text">FOLLOWERS_FILE = Path("snapshots/master_followers.json")</text:span></text:p>
      <text:p text:style-name="P6"><text:span text:style-name="Source_20_Text">MASTER_FILE = Path("snapshots/master_followers.json") <text:s/># ❌ DUPLICADO</text:span></text:p>
      <text:p text:style-name="Text_20_body"><text:span text:style-name="Strong_20_Emphasis">Problema:</text:span></text:p>
      <text:list text:style-name="L16">
        <text:list-item>
          <text:p text:style-name="P39">Duas constantes apontavam para o mesmo ficheiro </text:p>
        </text:list-item>
        <text:list-item>
          <text:p text:style-name="P39"><text:span text:style-name="Source_20_Text">load_master()</text:span> esperava lista: <text:span text:style-name="Source_20_Text">return set(data) if isinstance(data, list)</text:span> </text:p>
        </text:list-item>
        <text:list-item>
          <text:p text:style-name="P39"><text:span text:style-name="Source_20_Text">load_followers_dict()</text:span> esperava dicionário: <text:span text:style-name="Source_20_Text">return data if isinstance(data, dict)</text:span> </text:p>
        </text:list-item>
        <text:list-item>
          <text:p text:style-name="P38">Se um gravasse primeiro, o outro falhava ao ler </text:p>
        </text:list-item>
      </text:list>
      <text:p text:style-name="Text_20_body"><text:span text:style-name="Strong_20_Emphasis">Causa raiz:</text:span> Código legacy. <text:span text:style-name="Source_20_Text">load_master()</text:span> e <text:span text:style-name="Source_20_Text">save_master()</text:span> nunca são chamados no pipeline actual.</text:p>
      <text:p text:style-name="Text_20_body"><text:span text:style-name="Strong_20_Emphasis">Corrigido:</text:span></text:p>
      <text:list text:style-name="L17">
        <text:list-item>
          <text:p text:style-name="P41">Removida constante <text:span text:style-name="Source_20_Text">MASTER_FILE</text:span> </text:p>
        </text:list-item>
        <text:list-item>
          <text:p text:style-name="P40">Removidas funções <text:span text:style-name="Source_20_Text">load_master()</text:span> e <text:span text:style-name="Source_20_Text">save_master()</text:span> de <text:span text:style-name="Source_20_Text">storage.py</text:span> </text:p>
        </text:list-item>
      </text:list>
      <text:p text:style-name="Horizontal_20_Line"/>
      <text:h text:style-name="Heading_20_3" text:outline-level="3"><text:soft-page-break/></text:h>
      <text:h text:style-name="Heading_20_3" text:outline-level="3">Bug 3: Profile Images Causavam Confusão</text:h>
      <text:p text:style-name="Text_20_body"><text:span text:style-name="Strong_20_Emphasis">Ficheiro:</text:span> <text:span text:style-name="Source_20_Text">assets/dashboard.js</text:span>, <text:span text:style-name="Source_20_Text">assets/style.css</text:span></text:p>
      <text:p text:style-name="Text_20_body"><text:span text:style-name="Strong_20_Emphasis">Código original:</text:span></text:p>
      <text:p text:style-name="Preformatted_20_Text"><text:span text:style-name="Source_20_Text">const img = follower &amp;&amp; follower.profileImage </text:span></text:p>
      <text:p text:style-name="Preformatted_20_Text"><text:span text:style-name="Source_20_Text"><text:s text:c="2"/>? `&lt;img src="${follower.profileImage}" ...&gt;` </text:span></text:p>
      <text:p text:style-name="P6"><text:span text:style-name="Source_20_Text"><text:s text:c="2"/>: '';</text:span></text:p>
      <text:p text:style-name="Text_20_body"><text:span text:style-name="Strong_20_Emphasis">Problema:</text:span></text:p>
      <text:list text:style-name="L18">
        <text:list-item>
          <text:p text:style-name="P43">Campo <text:span text:style-name="Source_20_Text">profileImage</text:span> nunca é preenchido (Meta não exporta imagens) </text:p>
        </text:list-item>
        <text:list-item>
          <text:p text:style-name="P43">Código morto que criava expectativa falsa </text:p>
        </text:list-item>
        <text:list-item>
          <text:p text:style-name="P42">CSS tinha regras <text:span text:style-name="Source_20_Text">.uimg</text:span> não usadas </text:p>
        </text:list-item>
      </text:list>
      <text:p text:style-name="Text_20_body"><text:span text:style-name="Strong_20_Emphasis">Corrigido:</text:span></text:p>
      <text:list text:style-name="L19">
        <text:list-item>
          <text:p text:style-name="P45">Removida toda a lógica de profileImage </text:p>
        </text:list-item>
        <text:list-item>
          <text:p text:style-name="P44">Usernames aparecem apenas como <text:span text:style-name="Source_20_Text">@username</text:span> clicável </text:p>
        </text:list-item>
      </text:list>
      <text:p text:style-name="Horizontal_20_Line"/>
      <text:h text:style-name="Heading_20_2" text:outline-level="2"/>
      <text:h text:style-name="P2" text:outline-level="2">7. Features Implementadas</text:h>
      <text:h text:style-name="Heading_20_3" text:outline-level="3">Feature 1: Dual Stats Panels</text:h>
      <text:p text:style-name="Text_20_body"><text:span text:style-name="Strong_20_Emphasis">"This Week"</text:span> — compara último snapshot com anterior:</text:p>
      <text:list text:style-name="L20">
        <text:list-item>
          <text:p text:style-name="P47">Útil para tracking semanal </text:p>
        </text:list-item>
        <text:list-item>
          <text:p text:style-name="P46">Mostra variação imediata </text:p>
        </text:list-item>
      </text:list>
      <text:p text:style-name="Text_20_body"><text:span text:style-name="Strong_20_Emphasis">"Since Tracking Started"</text:span> — agregação total:</text:p>
      <text:list text:style-name="L21">
        <text:list-item>
          <text:p text:style-name="P49">Útil para ver crescimento global </text:p>
        </text:list-item>
        <text:list-item>
          <text:p text:style-name="P49">Calcula: total gained ever = active + lost </text:p>
        </text:list-item>
        <text:list-item>
          <text:p text:style-name="P48">Calcula: net growth = active - lost </text:p>
        </text:list-item>
      </text:list>
      <text:p text:style-name="Text_20_body"><text:span text:style-name="Strong_20_Emphasis">Implementação:</text:span></text:p>
      <text:p text:style-name="Preformatted_20_Text"><text:span text:style-name="Source_20_Text">// This Week</text:span></text:p>
      <text:p text:style-name="Preformatted_20_Text"><text:span text:style-name="Source_20_Text">const weekNet = latest.gained.length - latest.lost.length;</text:span></text:p>
      <text:p text:style-name="Preformatted_20_Text"/>
      <text:p text:style-name="Preformatted_20_Text"><text:span text:style-name="Source_20_Text">// Since Tracking Started</text:span></text:p>
      <text:p text:style-name="Preformatted_20_Text"><text:span text:style-name="Source_20_Text">const activeFollowers = Object.keys(followersDict)</text:span></text:p>
      <text:p text:style-name="Preformatted_20_Text"><text:span text:style-name="Source_20_Text"><text:s text:c="2"/>.filter(u =&gt; followersDict[u].status === 'active');</text:span></text:p>
      <text:p text:style-name="Preformatted_20_Text"><text:span text:style-name="Source_20_Text">const lostFollowers = Object.keys(followersDict)</text:span></text:p>
      <text:p text:style-name="Preformatted_20_Text"><text:span text:style-name="Source_20_Text"><text:s text:c="2"/>.filter(u =&gt; followersDict[u].status === 'lost');</text:span></text:p>
      <text:p text:style-name="Preformatted_20_Text"><text:span text:style-name="Source_20_Text">const totalGainedEver = activeFollowers.length + lostFollowers.length;</text:span></text:p>
      <text:p text:style-name="P6"><text:span text:style-name="Source_20_Text">const totalLostEver = lostFollowers.length;</text:span></text:p>
      <text:p text:style-name="Horizontal_20_Line"/>
      <text:h text:style-name="Heading_20_3" text:outline-level="3">Feature 2: Lista Completa de Followers Activos</text:h>
      <text:p text:style-name="Text_20_body"><text:span text:style-name="Strong_20_Emphasis">Localização:</text:span> Abaixo das tabelas gained/lost</text:p>
      <text:p text:style-name="Text_20_body"><text:span text:style-name="Strong_20_Emphasis">Layout:</text:span></text:p>
      <text:list text:style-name="L22">
        <text:list-item>
          <text:p text:style-name="P51">Grid de 3 colunas (vs 2 nas outras tabelas) </text:p>
        </text:list-item>
        <text:list-item>
          <text:p text:style-name="P51">Max-height 400px com scroll </text:p>
        </text:list-item>
        <text:list-item>
          <text:p text:style-name="P50">Cada username é link clicável </text:p>
        </text:list-item>
      </text:list>
      <text:p text:style-name="Text_20_body"><text:span text:style-name="Strong_20_Emphasis">Dados:</text:span> Filtra <text:span text:style-name="Source_20_Text">master_followers.json</text:span> onde <text:span text:style-name="Source_20_Text">status === "active"</text:span>.</text:p>
      <text:p text:style-name="Horizontal_20_Line"/>
      <text:h text:style-name="Heading_20_3" text:outline-level="3">Feature 3: Tooltips com Histórico</text:h>
      <text:p text:style-name="Text_20_body"><text:span text:style-name="Strong_20_Emphasis">Trigger:</text:span> Hover sobre username na lista de active followers</text:p>
      <text:p text:style-name="Text_20_body"><text:span text:style-name="Strong_20_Emphasis">Conteúdo:</text:span></text:p>
      <text:p text:style-name="Preformatted_20_Text"><text:span text:style-name="Source_20_Text">First seen: 15 Mar 2025</text:span></text:p>
      <text:p text:style-name="P6"><text:span text:style-name="Source_20_Text">Last seen: 17 Apr 2025</text:span></text:p>
      <text:p text:style-name="Text_20_body"><text:span text:style-name="Strong_20_Emphasis">Implementação:</text:span></text:p>
      <text:list text:style-name="L23">
        <text:list-item>
          <text:p text:style-name="P53">Usa atributo HTML <text:span text:style-name="Source_20_Text">title</text:span> (tooltip nativo do browser) </text:p>
        </text:list-item>
        <text:list-item>
          <text:p text:style-name="P52">Dados vêm de <text:span text:style-name="Source_20_Text">DATA.followers[username].first_seen</text:span> e <text:span text:style-name="Source_20_Text">.last_seen</text:span> </text:p>
        </text:list-item>
      </text:list>
      <text:p text:style-name="Text_20_body"><text:span text:style-name="Strong_20_Emphasis">Código:</text:span></text:p>
      <text:p text:style-name="Preformatted_20_Text"><text:span text:style-name="Source_20_Text">if (showTooltip &amp;&amp; follower) {</text:span></text:p>
      <text:p text:style-name="Preformatted_20_Text"><text:span text:style-name="Source_20_Text"><text:s text:c="2"/>const firstSeen = follower.first_seen || '—';</text:span></text:p>
      <text:p text:style-name="Preformatted_20_Text"><text:soft-page-break/><text:span text:style-name="Source_20_Text"><text:s text:c="2"/>const lastSeen = follower.last_seen || '—';</text:span></text:p>
      <text:p text:style-name="Preformatted_20_Text"><text:span text:style-name="Source_20_Text"><text:s text:c="2"/>const tooltipText = `First seen: ${fmtDate(firstSeen)}\\nLast seen: ${fmtDate(lastSeen)}`;</text:span></text:p>
      <text:p text:style-name="Preformatted_20_Text"><text:span text:style-name="Source_20_Text"><text:s text:c="2"/>tooltipAttr = ` title="${tooltipText}"`;</text:span></text:p>
      <text:p text:style-name="P6"><text:span text:style-name="Source_20_Text">}</text:span></text:p>
      <text:p text:style-name="Horizontal_20_Line"/>
      <text:h text:style-name="Heading_20_3" text:outline-level="3">Feature 4: Search em Tempo Real</text:h>
      <text:p text:style-name="Text_20_body"><text:span text:style-name="Strong_20_Emphasis">Localização:</text:span> Topo da secção "All active followers"</text:p>
      <text:p text:style-name="Text_20_body"><text:span text:style-name="Strong_20_Emphasis">Funcionalidade:</text:span></text:p>
      <text:list text:style-name="L24">
        <text:list-item>
          <text:p text:style-name="P55">Input field tipo texto </text:p>
        </text:list-item>
        <text:list-item>
          <text:p text:style-name="P55">Filtra lista enquanto escreve (event listener <text:span text:style-name="Source_20_Text">input</text:span>) </text:p>
        </text:list-item>
        <text:list-item>
          <text:p text:style-name="P55">Case-insensitive </text:p>
        </text:list-item>
        <text:list-item>
          <text:p text:style-name="P55">Match em qualquer parte do username </text:p>
        </text:list-item>
        <text:list-item>
          <text:p text:style-name="P55">Contador dinâmico "X of Y" </text:p>
        </text:list-item>
        <text:list-item>
          <text:p text:style-name="P54">Contador fica vermelho se 0 resultados </text:p>
        </text:list-item>
      </text:list>
      <text:p text:style-name="Text_20_body"><text:span text:style-name="Strong_20_Emphasis">Performance:</text:span></text:p>
      <text:list text:style-name="L25">
        <text:list-item>
          <text:p text:style-name="P57">Zero delay (filtragem instantânea) </text:p>
        </text:list-item>
        <text:list-item>
          <text:p text:style-name="P57">Não re-renderiza DOM (apenas <text:span text:style-name="Source_20_Text">display: none</text:span>) </text:p>
        </text:list-item>
        <text:list-item>
          <text:p text:style-name="P56">Testado com 2800 followers → sem lag </text:p>
        </text:list-item>
      </text:list>
      <text:p text:style-name="Text_20_body"><text:span text:style-name="Strong_20_Emphasis">Código core:</text:span></text:p>
      <text:p text:style-name="Preformatted_20_Text"><text:span text:style-name="Source_20_Text">items.forEach(item =&gt; {</text:span></text:p>
      <text:p text:style-name="Preformatted_20_Text"><text:span text:style-name="Source_20_Text"><text:s text:c="2"/>const username = item.textContent.toLowerCase();</text:span></text:p>
      <text:p text:style-name="Preformatted_20_Text"><text:span text:style-name="Source_20_Text"><text:s text:c="2"/>if (username.includes(query)) {</text:span></text:p>
      <text:p text:style-name="Preformatted_20_Text"><text:span text:style-name="Source_20_Text"><text:s text:c="4"/>item.style.display = 'flex';</text:span></text:p>
      <text:p text:style-name="Preformatted_20_Text"><text:span text:style-name="Source_20_Text"><text:s text:c="4"/>visibleCount++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item.style.display = 'none';</text:span></text:p>
      <text:p text:style-name="Preformatted_20_Text"><text:span text:style-name="Source_20_Text"><text:s text:c="2"/>}</text:span></text:p>
      <text:p text:style-name="P6"><text:span text:style-name="Source_20_Text">});</text:span></text:p>
      <text:p text:style-name="Horizontal_20_Line"/>
      <text:h text:style-name="Heading_20_2" text:outline-level="2"/>
      <text:h text:style-name="P2" text:outline-level="2">8. Edge Cases e Validações</text:h>
      <text:p text:style-name="Text_20_body"/>
      <text:h text:style-name="Heading_20_3" text:outline-level="3">8.1 ZIP Duplicado</text:h>
      <text:p text:style-name="Text_20_body"><text:span text:style-name="Strong_20_Emphasis">Cenário:</text:span> Utilizador coloca mesmo ZIP duas vezes em input/</text:p>
      <text:p text:style-name="Text_20_body"><text:span text:style-name="Strong_20_Emphasis">Validação:</text:span> <text:span text:style-name="Source_20_Text">process_snapshots()</text:span> mantém set de <text:span text:style-name="Source_20_Text">existing_dates</text:span>. Se data já processada → skip com mensagem:</text:p>
      <text:p text:style-name="P6"><text:span text:style-name="Source_20_Text">[skip] instagram-2025-04-17.zip already processed (2025-04-17), skipping</text:span></text:p>
      <text:h text:style-name="Heading_20_3" text:outline-level="3"/>
      <text:h text:style-name="Heading_20_3" text:outline-level="3">8.2 ZIP Sem Followers</text:h>
      <text:p text:style-name="Text_20_body"><text:span text:style-name="Strong_20_Emphasis">Cenário:</text:span> ZIP corrompido ou formato errado</text:p>
      <text:p text:style-name="Text_20_body"><text:span text:style-name="Strong_20_Emphasis">Validação:</text:span> <text:span text:style-name="Source_20_Text">extract_usernames()</text:span> retorna set vazio. <text:span text:style-name="Source_20_Text">process_snapshots()</text:span> detecta e skip:</text:p>
      <text:p text:style-name="P6"><text:span text:style-name="Source_20_Text">[warn] No usernames extracted, skipping</text:span></text:p>
      <text:p text:style-name="Text_20_body">ZIP não é movido para processed/ (fica em input/ para retry).</text:p>
      <text:h text:style-name="Heading_20_3" text:outline-level="3"/>
      <text:h text:style-name="Heading_20_3" text:outline-level="3">8.3 Primeiro Snapshot (Baseline)</text:h>
      <text:p text:style-name="Text_20_body"><text:span text:style-name="Strong_20_Emphasis">Cenário:</text:span> Histórico vazio</text:p>
      <text:p text:style-name="Text_20_body"><text:span text:style-name="Strong_20_Emphasis">Comportamento:</text:span></text:p>
      <text:list text:style-name="L26">
        <text:list-item>
          <text:p text:style-name="P59"><text:span text:style-name="Source_20_Text">gained = []</text:span>, <text:span text:style-name="Source_20_Text">lost = []</text:span> (não há snapshot anterior para comparar) </text:p>
        </text:list-item>
        <text:list-item>
          <text:p text:style-name="P58">Stats cards mostram "baseline" em vez de "since YYYY-MM-DD" </text:p>
        </text:list-item>
      </text:list>
      <text:h text:style-name="Heading_20_3" text:outline-level="3"/>
      <text:h text:style-name="Heading_20_3" text:outline-level="3">8.4 Usernames com Unicode</text:h>
      <text:p text:style-name="Text_20_body"><text:span text:style-name="Strong_20_Emphasis">Cenário:</text:span> Usernames com emojis, cirílico, árabe, etc.</text:p>
      <text:p text:style-name="Text_20_body"><text:span text:style-name="Strong_20_Emphasis">Solução:</text:span></text:p>
      <text:list text:style-name="L27">
        <text:list-item>
          <text:p text:style-name="P61">JSON sempre gravado com <text:span text:style-name="Source_20_Text">ensure_ascii=False</text:span> </text:p>
        </text:list-item>
        <text:list-item>
          <text:p text:style-name="P61">Encoding UTF-8 em todas as operações de I/O </text:p>
        </text:list-item>
        <text:list-item>
          <text:p text:style-name="P60">Windows console fix em <text:span text:style-name="Source_20_Text">tracker.py</text:span> </text:p>
        </text:list-item>
      </text:list>
      <text:h text:style-name="Heading_20_3" text:outline-level="3"/>
      <text:h text:style-name="Heading_20_3" text:outline-level="3">8.5 Múltiplos <text:span text:style-name="Source_20_Text">followers_N.json</text:span> no ZIP</text:h>
      <text:p text:style-name="Text_20_body"><text:span text:style-name="Strong_20_Emphasis">Cenário:</text:span> Conta com muitos followers → Meta divide em batches</text:p>
      <text:p text:style-name="Text_20_body"><text:span text:style-name="Strong_20_Emphasis">Solução:</text:span> <text:span text:style-name="Source_20_Text">extract_usernames()</text:span> itera sobre <text:span text:style-name="Strong_20_Emphasis">todos</text:span> os ficheiros <text:span text:style-name="Source_20_Text">followers_*.json</text:span> encontrados e agrega usernames num único set.</text:p>
      <text:p text:style-name="Horizontal_20_Line"/>
      <text:h text:style-name="Heading_20_2" text:outline-level="2"><text:soft-page-break/>9. Dependências e Requirements</text:h>
      <text:h text:style-name="Heading_20_3" text:outline-level="3">9.1 Python</text:h>
      <text:list text:style-name="L28">
        <text:list-item>
          <text:p text:style-name="P63"><text:span text:style-name="Strong_20_Emphasis">Versão:</text:span> 3.8+ </text:p>
        </text:list-item>
        <text:list-item>
          <text:p text:style-name="P62"><text:span text:style-name="Strong_20_Emphasis">Stdlib apenas:</text:span> zipfile, json, re, datetime, pathlib, webbrowser, sys, io </text:p>
        </text:list-item>
      </text:list>
      <text:p text:style-name="Text_20_body"><text:span text:style-name="Strong_20_Emphasis">Sem pip install necessário.</text:span></text:p>
      <text:h text:style-name="Heading_20_3" text:outline-level="3">9.2 Frontend</text:h>
      <text:list text:style-name="L29">
        <text:list-item>
          <text:p text:style-name="P65"><text:span text:style-name="Strong_20_Emphasis">Chart.js 4.4.0</text:span> — via CDN (não requer npm) </text:p>
        </text:list-item>
        <text:list-item>
          <text:p text:style-name="P64"><text:span text:style-name="Strong_20_Emphasis">Google Fonts</text:span> — Bebas Neue, Barlow, Barlow Condensed </text:p>
        </text:list-item>
      </text:list>
      <text:p text:style-name="Text_20_body"><text:span text:style-name="Strong_20_Emphasis">Sem build step. Zero npm.</text:span></text:p>
      <text:h text:style-name="Heading_20_3" text:outline-level="3">9.3 Browser</text:h>
      <text:list text:style-name="L30">
        <text:list-item>
          <text:p text:style-name="P66">Moderno com suporte a ES6 (Chrome 60+, Firefox 55+, Safari 11+) </text:p>
        </text:list-item>
      </text:list>
      <text:p text:style-name="Horizontal_20_Line"/>
      <text:h text:style-name="Heading_20_2" text:outline-level="2"/>
      <text:h text:style-name="P2" text:outline-level="2">10. Como Testar</text:h>
      <text:p text:style-name="Text_20_body"/>
      <text:h text:style-name="Heading_20_3" text:outline-level="3">10.1 Teste Básico (Happy Path)</text:h>
      <text:p text:style-name="Preformatted_20_Text"><text:span text:style-name="Source_20_Text"># 1. Coloca um ZIP em snapshots/input/</text:span></text:p>
      <text:p text:style-name="Preformatted_20_Text"><text:span text:style-name="Source_20_Text">cp ~/Downloads/instagram-export.zip snapshots/input/</text:span></text:p>
      <text:p text:style-name="Preformatted_20_Text"/>
      <text:p text:style-name="Preformatted_20_Text"><text:span text:style-name="Source_20_Text"># 2. Corre o script</text:span></text:p>
      <text:p text:style-name="Preformatted_20_Text"><text:span text:style-name="Source_20_Text">python main.py</text:span></text:p>
      <text:p text:style-name="Preformatted_20_Text"/>
      <text:p text:style-name="Preformatted_20_Text"><text:span text:style-name="Source_20_Text"># 3. Valida output no terminal:</text:span></text:p>
      <text:p text:style-name="Preformatted_20_Text"><text:span text:style-name="Source_20_Text"># <text:s text:c="3"/>- "Extracted X usernames"</text:span></text:p>
      <text:p text:style-name="Preformatted_20_Text"><text:span text:style-name="Source_20_Text"># <text:s text:c="3"/>- "Moved to snapshots/processed/"</text:span></text:p>
      <text:p text:style-name="Preformatted_20_Text"><text:span text:style-name="Source_20_Text"># <text:s text:c="3"/>- "Dashboard saved"</text:span></text:p>
      <text:p text:style-name="Preformatted_20_Text"/>
      <text:p text:style-name="Preformatted_20_Text"><text:span text:style-name="Source_20_Text"># 4. Valida ficheiros gerados:</text:span></text:p>
      <text:p text:style-name="Preformatted_20_Text"><text:span text:style-name="Source_20_Text">ls snapshots/</text:span></text:p>
      <text:p text:style-name="Preformatted_20_Text"><text:span text:style-name="Source_20_Text"># → history.json (deve ter 1 entry)</text:span></text:p>
      <text:p text:style-name="Preformatted_20_Text"><text:span text:style-name="Source_20_Text"># → master_followers.json (deve ter X entries)</text:span></text:p>
      <text:p text:style-name="Preformatted_20_Text"/>
      <text:p text:style-name="Preformatted_20_Text"><text:span text:style-name="Source_20_Text">ls snapshots/processed/</text:span></text:p>
      <text:p text:style-name="Preformatted_20_Text"><text:span text:style-name="Source_20_Text"># → ZIP movido para aqui</text:span></text:p>
      <text:p text:style-name="Preformatted_20_Text"/>
      <text:p text:style-name="Preformatted_20_Text"><text:span text:style-name="Source_20_Text"># 5. Valida dashboard.html abre no browser</text:span></text:p>
      <text:p text:style-name="P6"><text:span text:style-name="Source_20_Text"># → Deve mostrar stats, chart (se 2+ snapshots), lista de followers</text:span></text:p>
      <text:h text:style-name="Heading_20_3" text:outline-level="3">10.2 Teste de Segundo Snapshot</text:h>
      <text:p text:style-name="Preformatted_20_Text"><text:span text:style-name="Source_20_Text"># 1. Coloca segundo ZIP (data diferente) em input/</text:span></text:p>
      <text:p text:style-name="Preformatted_20_Text"><text:span text:style-name="Source_20_Text">cp ~/Downloads/instagram-export-2.zip snapshots/input/</text:span></text:p>
      <text:p text:style-name="Preformatted_20_Text"/>
      <text:p text:style-name="Preformatted_20_Text"><text:span text:style-name="Source_20_Text"># 2. Corre novamente</text:span></text:p>
      <text:p text:style-name="Preformatted_20_Text"><text:span text:style-name="Source_20_Text">python main.py</text:span></text:p>
      <text:p text:style-name="Preformatted_20_Text"/>
      <text:p text:style-name="Preformatted_20_Text"><text:span text:style-name="Source_20_Text"># 3. Valida terminal:</text:span></text:p>
      <text:p text:style-name="Preformatted_20_Text"><text:span text:style-name="Source_20_Text"># <text:s text:c="3"/>- "gained=[...]" deve ter usernames</text:span></text:p>
      <text:p text:style-name="Preformatted_20_Text"><text:span text:style-name="Source_20_Text"># <text:s text:c="3"/>- "lost=[...]" pode ter usernames</text:span></text:p>
      <text:p text:style-name="Preformatted_20_Text"/>
      <text:p text:style-name="Preformatted_20_Text"><text:span text:style-name="Source_20_Text"># 4. Valida dashboard:</text:span></text:p>
      <text:p text:style-name="Preformatted_20_Text"><text:span text:style-name="Source_20_Text"># <text:s text:c="3"/>- Gráfico deve aparecer (2 pontos)</text:span></text:p>
      <text:p text:style-name="Preformatted_20_Text"><text:span text:style-name="Source_20_Text"># <text:s text:c="3"/>- Selector de snapshots deve aparecer</text:span></text:p>
      <text:p text:style-name="P6"><text:span text:style-name="Source_20_Text"># <text:s text:c="3"/>- Stats "This week" devem mostrar deltas correctos</text:span></text:p>
      <text:h text:style-name="Heading_20_3" text:outline-level="3">10.3 Teste de Search</text:h>
      <text:p text:style-name="Preformatted_20_Text"><text:span text:style-name="Source_20_Text"># 1. Abre dashboard.html</text:span></text:p>
      <text:p text:style-name="Preformatted_20_Text"><text:span text:style-name="Source_20_Text"># 2. Navega para secção "All active followers"</text:span></text:p>
      <text:p text:style-name="Preformatted_20_Text"><text:span text:style-name="Source_20_Text"># 3. Escreve no search field</text:span></text:p>
      <text:p text:style-name="Preformatted_20_Text"><text:span text:style-name="Source_20_Text"># 4. Valida:</text:span></text:p>
      <text:p text:style-name="Preformatted_20_Text"><text:span text:style-name="Source_20_Text"># <text:s text:c="3"/>- Lista filtra enquanto escreve</text:span></text:p>
      <text:p text:style-name="Preformatted_20_Text"><text:span text:style-name="Source_20_Text"># <text:s text:c="3"/>- Contador actualiza (ex: "5 of 2844")</text:span></text:p>
      <text:p text:style-name="P6"><text:span text:style-name="Source_20_Text"># <text:s text:c="3"/>- Limpar campo → mostra todos novamente</text:span></text:p>
      <text:h text:style-name="Heading_20_3" text:outline-level="3">10.4 Teste de Tooltips</text:h>
      <text:p text:style-name="Preformatted_20_Text"><text:span text:style-name="Source_20_Text"># 1. Hover sobre qualquer username na lista de active followers</text:span></text:p>
      <text:p text:style-name="Preformatted_20_Text"><text:span text:style-name="Source_20_Text"># 2. Valida tooltip aparece com:</text:span></text:p>
      <text:p text:style-name="Preformatted_20_Text"><text:span text:style-name="Source_20_Text"># <text:s text:c="3"/>First seen: DD MMM YYYY</text:span></text:p>
      <text:p text:style-name="P6"><text:span text:style-name="Source_20_Text"># <text:s text:c="3"/>Last seen: DD MMM YYYY</text:span></text:p>
      <text:h text:style-name="Heading_20_3" text:outline-level="3"><text:soft-page-break/>10.5 Teste de Selector de Snapshots</text:h>
      <text:p text:style-name="Preformatted_20_Text"><text:span text:style-name="Source_20_Text"># (Requer 2+ snapshots)</text:span></text:p>
      <text:p text:style-name="Preformatted_20_Text"><text:span text:style-name="Source_20_Text"># 1. Abre dashboard</text:span></text:p>
      <text:p text:style-name="Preformatted_20_Text"><text:span text:style-name="Source_20_Text"># 2. Muda selector para snapshot mais antigo</text:span></text:p>
      <text:p text:style-name="Preformatted_20_Text"><text:span text:style-name="Source_20_Text"># 3. Valida:</text:span></text:p>
      <text:p text:style-name="Preformatted_20_Text"><text:span text:style-name="Source_20_Text"># <text:s text:c="3"/>- Tabelas de gained/lost actualizam</text:span></text:p>
      <text:p text:style-name="P6"><text:span text:style-name="Source_20_Text"># <text:s text:c="3"/>- Contadores actualizam</text:span></text:p>
      <text:p text:style-name="Horizontal_20_Line"/>
      <text:h text:style-name="Heading_20_2" text:outline-level="2"/>
      <text:h text:style-name="P2" text:outline-level="2">11. Estrutura de Commit Sugerida</text:h>
      <text:p text:style-name="Text_20_body">Se fores fazer commit para GitHub:</text:p>
      <text:p text:style-name="Preformatted_20_Text"><text:span text:style-name="Source_20_Text">feat: initial tracker implementation</text:span></text:p>
      <text:p text:style-name="Preformatted_20_Text"><text:span text:style-name="Source_20_Text">feat: add dual stats panels (this week + all time)</text:span></text:p>
      <text:p text:style-name="Preformatted_20_Text"><text:span text:style-name="Source_20_Text">feat: add active followers list with 3-col grid</text:span></text:p>
      <text:p text:style-name="Preformatted_20_Text"><text:span text:style-name="Source_20_Text">feat: add tooltips with first_seen/last_seen</text:span></text:p>
      <text:p text:style-name="Preformatted_20_Text"><text:span text:style-name="Source_20_Text">feat: add real-time search filter</text:span></text:p>
      <text:p text:style-name="Preformatted_20_Text"><text:span text:style-name="Source_20_Text">fix: snapshot selector bug (DATA[idx] → DATA.snapshots[idx])</text:span></text:p>
      <text:p text:style-name="Preformatted_20_Text"><text:span text:style-name="Source_20_Text">fix: remove duplicate MASTER_FILE constant</text:span></text:p>
      <text:p text:style-name="Preformatted_20_Text"><text:span text:style-name="Source_20_Text">refactor: remove unused load_master/save_master functions</text:span></text:p>
      <text:p text:style-name="P6"><text:span text:style-name="Source_20_Text">docs: add comprehensive technical documentation</text:span></text:p>
      <text:p text:style-name="Horizontal_20_Line"/>
      <text:h text:style-name="Heading_20_2" text:outline-level="2"/>
      <text:h text:style-name="P2" text:outline-level="2">12. Próximos Passos Sugeridos</text:h>
      <text:h text:style-name="Heading_20_3" text:outline-level="3">12.1 Loyalty Metrics</text:h>
      <text:p text:style-name="Text_20_body">Adicionar secção "Follower Insights":</text:p>
      <text:list text:style-name="L31">
        <text:list-item>
          <text:p text:style-name="P68">Follower mais antigo (username com <text:span text:style-name="Source_20_Text">first_seen</text:span> mais antigo) </text:p>
        </text:list-item>
        <text:list-item>
          <text:p text:style-name="P68">Média de tempo que followers ficam </text:p>
        </text:list-item>
        <text:list-item>
          <text:p text:style-name="P67">Breakdown: &lt;1 mês, 1-3 meses, 3-6 meses, 6+ meses </text:p>
        </text:list-item>
      </text:list>
      <text:p text:style-name="Text_20_body"><text:span text:style-name="Strong_20_Emphasis">Dados já disponíveis:</text:span> <text:span text:style-name="Source_20_Text">first_seen</text:span> no <text:span text:style-name="Source_20_Text">master_followers.json</text:span></text:p>
      <text:h text:style-name="Heading_20_3" text:outline-level="3">12.2 Export para CSV</text:h>
      <text:p text:style-name="Text_20_body">Botão "Export to CSV" na secção de active followers.</text:p>
      <text:p text:style-name="Text_20_body"><text:span text:style-name="Strong_20_Emphasis">Colunas:</text:span> username, first_seen, last_seen, status</text:p>
      <text:p text:style-name="Text_20_body"><text:span text:style-name="Strong_20_Emphasis">Implementação:</text:span> Client-side com Blob API:</text:p>
      <text:p text:style-name="Preformatted_20_Text"><text:span text:style-name="Source_20_Text">const csv = 'username,first_seen,last_seen,status\n' + </text:span></text:p>
      <text:p text:style-name="Preformatted_20_Text"><text:span text:style-name="Source_20_Text"><text:s text:c="2"/>activeFollowers.map(u =&gt; {</text:span></text:p>
      <text:p text:style-name="Preformatted_20_Text"><text:span text:style-name="Source_20_Text"><text:s text:c="4"/>const f = DATA.followers[u];</text:span></text:p>
      <text:p text:style-name="Preformatted_20_Text"><text:span text:style-name="Source_20_Text"><text:s text:c="4"/>return `${u},${f.first_seen},${f.last_seen},${f.status}`;</text:span></text:p>
      <text:p text:style-name="Preformatted_20_Text"><text:span text:style-name="Source_20_Text"><text:s text:c="2"/>}).join('\n');</text:span></text:p>
      <text:p text:style-name="Preformatted_20_Text"/>
      <text:p text:style-name="Preformatted_20_Text"><text:span text:style-name="Source_20_Text">const blob = new Blob([csv], {type: 'text/csv'});</text:span></text:p>
      <text:p text:style-name="Preformatted_20_Text"><text:span text:style-name="Source_20_Text">const url = URL.createObjectURL(blob);</text:span></text:p>
      <text:p text:style-name="Preformatted_20_Text"><text:span text:style-name="Source_20_Text">const a = document.createElement('a');</text:span></text:p>
      <text:p text:style-name="Preformatted_20_Text"><text:span text:style-name="Source_20_Text">a.href = url;</text:span></text:p>
      <text:p text:style-name="Preformatted_20_Text"><text:span text:style-name="Source_20_Text">a.download = 'followers.csv';</text:span></text:p>
      <text:p text:style-name="P6"><text:span text:style-name="Source_20_Text">a.click();</text:span></text:p>
      <text:h text:style-name="Heading_20_3" text:outline-level="3">12.3 Comparação Livre de Snapshots</text:h>
      <text:p text:style-name="Text_20_body">Expandir selector para escolher dois snapshots quaisquer (não só consecutivos).</text:p>
      <text:p text:style-name="Text_20_body"><text:span text:style-name="Strong_20_Emphasis">UI:</text:span> Dois dropdowns "From:" e "To:"</text:p>
      <text:p text:style-name="Text_20_body"><text:span text:style-name="Strong_20_Emphasis">Logic:</text:span> Calcular <text:span text:style-name="Source_20_Text">gained = to.followers - from.followers</text:span></text:p>
      <text:p text:style-name="Text_20_body"><text:span text:style-name="Strong_20_Emphasis">Use case:</text:span> Ver crescimento entre 10 Mar e 17 Abr (saltar snapshots intermédios)</text:p>
      <text:h text:style-name="Heading_20_3" text:outline-level="3">12.4 Dark/Light Theme Toggle</text:h>
      <text:p text:style-name="Text_20_body">Adicionar botão de toggle no header.</text:p>
      <text:p text:style-name="Text_20_body"><text:span text:style-name="Strong_20_Emphasis">Implementação:</text:span></text:p>
      <text:list text:style-name="L32">
        <text:list-item>
          <text:p text:style-name="P70">CSS variables já estão centralizados em <text:span text:style-name="Source_20_Text">:root</text:span> </text:p>
        </text:list-item>
        <text:list-item>
          <text:p text:style-name="P70">Criar segundo set de vars (light theme) </text:p>
        </text:list-item>
        <text:list-item>
          <text:p text:style-name="P70">Toggle adiciona classe <text:span text:style-name="Source_20_Text">.light-theme</text:span> ao body </text:p>
        </text:list-item>
        <text:list-item>
          <text:p text:style-name="P69">CSS usa <text:span text:style-name="Source_20_Text">body.light-theme { --bg: #fff; --text: #000; ... }</text:span> </text:p>
        </text:list-item>
      </text:list>
      <text:h text:style-name="Heading_20_3" text:outline-level="3">12.5 Notificações de Unfollows Relevantes</text:h>
      <text:p text:style-name="Text_20_body">Se alguém "importante" te deixar de seguir → highlight especial.</text:p>
      <text:p text:style-name="Text_20_body"><text:span text:style-name="Strong_20_Emphasis">Implementação:</text:span></text:p>
      <text:list text:style-name="L33">
        <text:list-item>
          <text:p text:style-name="P71">Adicionar campo <text:span text:style-name="Source_20_Text">important: true</text:span> em <text:span text:style-name="Source_20_Text">master_followers.json</text:span> (manual) </text:p>
        </text:list-item>
        <text:list-item>
          <text:p text:style-name="P72">Secção "Lost" mostra esses users primeiro com badge especial </text:p>
        </text:list-item>
      </text:list>
      <text:h text:style-name="P3" text:outline-level="2"><text:soft-page-break/>13. Troubleshooting Guide</text:h>
      <text:h text:style-name="Heading_20_3" text:outline-level="3">Problema: "No followers JSON found"</text:h>
      <text:p text:style-name="Text_20_body"><text:span text:style-name="Strong_20_Emphasis">Causa:</text:span> Estrutura do ZIP mudou ou path errado</text:p>
      <text:p text:style-name="Text_20_body"><text:span text:style-name="Strong_20_Emphasis">Solução:</text:span></text:p>
      <text:list text:style-name="L34">
        <text:list-item>
          <text:p text:style-name="P74">Abre ZIP manualmente e verifica path exacto </text:p>
        </text:list-item>
        <text:list-item>
          <text:p text:style-name="P73">Ajusta regex em <text:span text:style-name="Source_20_Text">parser.py</text:span> se necessário </text:p>
        </text:list-item>
      </text:list>
      <text:h text:style-name="Heading_20_3" text:outline-level="3">Problema: Dashboard não abre automaticamente</text:h>
      <text:p text:style-name="Text_20_body"><text:span text:style-name="Strong_20_Emphasis">Causa:</text:span> <text:span text:style-name="Source_20_Text">webbrowser.open()</text:span> falha em alguns ambientes</text:p>
      <text:p text:style-name="Text_20_body"><text:span text:style-name="Strong_20_Emphasis">Solução:</text:span></text:p>
      <text:list text:style-name="L35">
        <text:list-item>
          <text:p text:style-name="P76">Abre <text:span text:style-name="Source_20_Text">dashboard.html</text:span> manualmente com duplo clique </text:p>
        </text:list-item>
        <text:list-item>
          <text:p text:style-name="P75">Ou: <text:span text:style-name="Source_20_Text">open dashboard.html</text:span> (macOS), <text:span text:style-name="Source_20_Text">start dashboard.html</text:span> (Windows) </text:p>
        </text:list-item>
      </text:list>
      <text:h text:style-name="Heading_20_3" text:outline-level="3">Problema: Stats "Since tracking started" mostram 0</text:h>
      <text:p text:style-name="Text_20_body"><text:span text:style-name="Strong_20_Emphasis">Causa:</text:span> <text:span text:style-name="Source_20_Text">master_followers.json</text:span> vazio ou corrompido</text:p>
      <text:p text:style-name="Text_20_body"><text:span text:style-name="Strong_20_Emphasis">Solução:</text:span></text:p>
      <text:list text:style-name="L36">
        <text:list-item>
          <text:p text:style-name="P78">Apaga <text:span text:style-name="Source_20_Text">snapshots/master_followers.json</text:span> </text:p>
        </text:list-item>
        <text:list-item>
          <text:p text:style-name="P78">Apaga <text:span text:style-name="Source_20_Text">snapshots/history.json</text:span> </text:p>
        </text:list-item>
        <text:list-item>
          <text:p text:style-name="P78">Move ZIPs de <text:span text:style-name="Source_20_Text">processed/</text:span> de volta para <text:span text:style-name="Source_20_Text">input/</text:span> </text:p>
        </text:list-item>
        <text:list-item>
          <text:p text:style-name="P77">Corre <text:span text:style-name="Source_20_Text">python main.py</text:span> novamente </text:p>
        </text:list-item>
      </text:list>
      <text:h text:style-name="Heading_20_3" text:outline-level="3">Problema: Search não funciona</text:h>
      <text:p text:style-name="Text_20_body"><text:span text:style-name="Strong_20_Emphasis">Causa:</text:span> JavaScript error (provavelmente DOM não carregou)</text:p>
      <text:p text:style-name="Text_20_body"><text:span text:style-name="Strong_20_Emphasis">Solução:</text:span></text:p>
      <text:list text:style-name="L37">
        <text:list-item>
          <text:p text:style-name="P80">Abre browser console (F12) </text:p>
        </text:list-item>
        <text:list-item>
          <text:p text:style-name="P80">Verifica erros JavaScript </text:p>
        </text:list-item>
        <text:list-item>
          <text:p text:style-name="P79">Confirma que <text:span text:style-name="Source_20_Text">#follower-search</text:span> existe no DOM </text:p>
        </text:list-item>
      </text:list>
      <text:h text:style-name="Heading_20_3" text:outline-level="3">Problema: Chart não aparece</text:h>
      <text:p text:style-name="Text_20_body"><text:span text:style-name="Strong_20_Emphasis">Causa:</text:span> Chart.js não carregou do CDN</text:p>
      <text:p text:style-name="Text_20_body"><text:span text:style-name="Strong_20_Emphasis">Solução:</text:span></text:p>
      <text:list text:style-name="L38">
        <text:list-item>
          <text:p text:style-name="P82">Verifica ligação à internet </text:p>
        </text:list-item>
        <text:list-item>
          <text:p text:style-name="P82">Abre browser console → Network tab </text:p>
        </text:list-item>
        <text:list-item>
          <text:p text:style-name="P81">Confirma que <text:span text:style-name="Source_20_Text">chart.js@4.4.0</text:span> carregou (status 200) </text:p>
        </text:list-item>
      </text:list>
      <text:p text:style-name="Horizontal_20_Line"/>
      <text:h text:style-name="Heading_20_2" text:outline-level="2"/>
      <text:h text:style-name="P2" text:outline-level="2">14. Notas Finais para Handoff</text:h>
      <text:h text:style-name="Heading_20_3" text:outline-level="3">O Que Está Pronto</text:h>
      <text:list text:style-name="L39">
        <text:list-item>
          <text:p text:style-name="P84">Pipeline Python completo e testado </text:p>
        </text:list-item>
        <text:list-item>
          <text:p text:style-name="P84">Dashboard funcional com todas as features </text:p>
        </text:list-item>
        <text:list-item>
          <text:p text:style-name="P84">Bugs críticos corrigidos </text:p>
        </text:list-item>
        <text:list-item>
          <text:p text:style-name="P83">Documentação completa </text:p>
        </text:list-item>
      </text:list>
      <text:h text:style-name="Heading_20_3" text:outline-level="3">O Que Pode Melhorar</text:h>
      <text:list text:style-name="L40">
        <text:list-item>
          <text:p text:style-name="P86">Testes unitários (actualmente zero coverage) </text:p>
        </text:list-item>
        <text:list-item>
          <text:p text:style-name="P86">CI/CD setup </text:p>
        </text:list-item>
        <text:list-item>
          <text:p text:style-name="P86">Packaging (setup.py para <text:span text:style-name="Source_20_Text">pip install</text:span>) </text:p>
        </text:list-item>
        <text:list-item>
          <text:p text:style-name="P85">Error handling mais robusto (ex: ZIP corrompido deve mostrar mensagem clara) </text:p>
        </text:list-item>
      </text:list>
      <text:h text:style-name="Heading_20_3" text:outline-level="3">Decisões Técnicas Importantes</text:h>
      <text:p text:style-name="Text_20_body"><text:span text:style-name="Strong_20_Emphasis">Porquê não usar API do Instagram?</text:span></text:p>
      <text:list text:style-name="L41">
        <text:list-item>
          <text:p text:style-name="P88">Instagram Graph API removeu endpoint de lista de followers </text:p>
        </text:list-item>
        <text:list-item>
          <text:p text:style-name="P88">Só dá número total, não usernames </text:p>
        </text:list-item>
        <text:list-item>
          <text:p text:style-name="P87">Abordagem de export manual é mais segura e não viola ToS </text:p>
        </text:list-item>
      </text:list>
      <text:p text:style-name="Text_20_body"><text:span text:style-name="Strong_20_Emphasis">Porquê HTML auto-contido em vez de SPA React?</text:span></text:p>
      <text:list text:style-name="L42">
        <text:list-item>
          <text:p text:style-name="P90">Zero dependencies </text:p>
        </text:list-item>
        <text:list-item>
          <text:p text:style-name="P90">Funciona offline </text:p>
        </text:list-item>
        <text:list-item>
          <text:p text:style-name="P90">Fácil de partilhar (enviar ficheiro por email) </text:p>
        </text:list-item>
        <text:list-item>
          <text:p text:style-name="P89">Não precisa de servidor </text:p>
        </text:list-item>
      </text:list>
      <text:p text:style-name="Text_20_body"><text:span text:style-name="Strong_20_Emphasis">Porquê master_followers.json em vez de SQLite?</text:span></text:p>
      <text:list text:style-name="L43">
        <text:list-item>
          <text:p text:style-name="P92">Simplicidade </text:p>
        </text:list-item>
        <text:list-item>
          <text:p text:style-name="P92">Human-readable (fácil debug) </text:p>
        </text:list-item>
        <text:list-item>
          <text:p text:style-name="P92">Portável </text:p>
        </text:list-item>
        <text:list-item>
          <text:p text:style-name="P91">Performance é suficiente até ~10k followers </text:p>
        </text:list-item>
      </text:list>
      <text:p text:style-name="Text_20_body"><text:span text:style-name="Strong_20_Emphasis">Porquê Chart.js via CDN em vez de bundle local?</text:span></text:p>
      <text:list text:style-name="L44">
        <text:list-item>
          <text:p text:style-name="P94">Reduz tamanho do repo </text:p>
        </text:list-item>
        <text:list-item>
          <text:p text:style-name="P94">Browser cache partilhado </text:p>
        </text:list-item>
        <text:list-item>
          <text:p text:style-name="P93">Auto-update </text:p>
        </text:list-item>
      </text:list>
      <text:p text:style-name="Horizontal_20_Line"/>
      <text:h text:style-name="Heading_20_2" text:outline-level="2"/>
      <text:h text:style-name="P2" text:outline-level="2">15. Contactos e Recursos</text:h>
      <text:p text:style-name="Text_20_body"><text:span text:style-name="Strong_20_Emphasis">Repositório:</text:span> <text:span text:style-name="Source_20_Text">https://github.com/filipecosgom/Instagram-tracker</text:span></text:p>
      <text:p text:style-name="Text_20_body"><text:span text:style-name="Strong_20_Emphasis">Estrutura de suporte:</text:span></text:p>
      <text:list text:style-name="L45">
        <text:list-item>
          <text:p text:style-name="P96">Issues no GitHub para bugs </text:p>
        </text:list-item>
        <text:list-item>
          <text:p text:style-name="P96">README.md para documentação de utilizador </text:p>
        </text:list-item>
        <text:list-item>
          <text:p text:style-name="P95">Este documento (TECHNICAL.md) para developers </text:p>
        </text:list-item>
      </text:list>
      <text:p text:style-name="Text_20_body"><text:span text:style-name="Strong_20_Emphasis">Meta Data Export:</text:span></text:p>
      <text:list text:style-name="L46">
        <text:list-item>
          <text:p text:style-name="P97">https://help.instagram.com/181231772500920 </text:p>
        </text:list-item>
      </text:list>
      <text:p text:style-name="Text_20_body"><text:span text:style-name="Strong_20_Emphasis">Chart.js Docs:</text:span></text:p>
      <text:list text:style-name="L47">
        <text:list-item>
          <text:p text:style-name="P98">https://www.chartjs.org/docs/latest/ </text:p>
        </text:list-item>
      </text:list>
      <text:p text:style-name="Horizontal_20_Line"/>
      <text:p text:style-name="Text_20_body"><text:span text:style-name="Strong_20_Emphasis">Documento criado:</text:span> 21 Abril 2026<text:line-break/><text:span text:style-name="Strong_20_Emphasis">Versão:</text:span> 1.0<text:line-break/><text:span text:style-name="Strong_20_Emphasis">Autor:</text:span> Senior Developer Handoff Documentation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arlito" svg:font-family="Carlito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AR PL UMing CN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AR PL UMing CN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AU" style:letter-kerning="true" style:font-name-asian="AR PL UMing CN" style:font-family-asian="'AR PL UMing CN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Carlito" fo:font-family="Carlito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Carlito" fo:font-family="Carlito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Carlito" fo:font-family="Carlito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Carlito" fo:font-family="Carlito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aper-tray-name="" style:print-orientation="portrait" fo:margin-top="0.424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34:07</meta:creation-date>
    <dc:language>en-AU</dc:language>
    <meta:editing-cycles>0</meta:editing-cycles>
    <meta:editing-duration>P0D</meta:editing-duration>
    <meta:generator>Collabora_Office/24.04.10.2$Linux_X86_64 LibreOffice_project/9d0c2a60e3e5d633b536bd87adb0fbadb86b465e</meta:generator>
    <meta:document-statistic meta:table-count="1" meta:image-count="0" meta:object-count="0" meta:page-count="26" meta:paragraph-count="836" meta:word-count="3945" meta:character-count="29506" meta:non-whitespace-character-count="24905"/>
    <meta:user-defined meta:name="AppVersion">15.0000</meta:user-defined>
  </office:meta>
</office:document-meta>
</file>